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ExtraBlack" svg:font-family="Univers-ExtraBlack"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Univers-ExtraBlack1" svg:font-family="Univers-ExtraBlack" style:font-family-generic="system" style:font-pitch="variable"/>
  </office:font-face-decls>
  <office:automatic-styles>
    <style:style style:name="Table1" style:family="table">
      <style:table-properties style:width="2.9389in" fo:margin-left="-0.075in" fo:margin-top="0in" fo:margin-bottom="0in" table:align="left" style:writing-mode="lr-tb"/>
    </style:style>
    <style:style style:name="Table1.A" style:family="table-column">
      <style:table-column-properties style:column-width="1.5111in"/>
    </style:style>
    <style:style style:name="Table1.B" style:family="table-column">
      <style:table-column-properties style:column-width="1.427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0"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9083in" fo:margin-left="-0.075in" fo:margin-top="0in" fo:margin-bottom="0in" table:align="left" style:writing-mode="lr-tb"/>
    </style:style>
    <style:style style:name="Table2.A" style:family="table-column">
      <style:table-column-properties style:column-width="0.559in"/>
    </style:style>
    <style:style style:name="Table2.B" style:family="table-column">
      <style:table-column-properties style:column-width="3.0507in"/>
    </style:style>
    <style:style style:name="Table2.C" style:family="table-column">
      <style:table-column-properties style:column-width="1.2986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6715in" fo:margin-left="-0.075in" fo:margin-top="0in" fo:margin-bottom="0in" table:align="left" style:writing-mode="lr-tb"/>
    </style:style>
    <style:style style:name="Table3.A" style:family="table-column">
      <style:table-column-properties style:column-width="0.9917in"/>
    </style:style>
    <style:style style:name="Table3.B" style:family="table-column">
      <style:table-column-properties style:column-width="2.4569in"/>
    </style:style>
    <style:style style:name="Table3.C" style:family="table-column">
      <style:table-column-properties style:column-width="1.222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B8"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22" style:family="table-row">
      <style:table-row-properties fo:keep-together="always"/>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ab-stops/>
      </style:paragraph-properties>
    </style:style>
    <style:style style:name="P3"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5" style:family="paragraph" style:parent-style-name="Standard">
      <style:paragraph-properties fo:margin-left="0in" fo:margin-right="0in" fo:orphans="2" fo:widows="2"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8" style:family="paragraph" style:parent-style-name="Standard">
      <style:paragraph-properties fo:margin-left="0in" fo:margin-right="0in" fo:text-align="end" style:justify-single-word="false" fo:orphans="2" fo:widows="2" fo:text-indent="0in" style:auto-text-indent="false"/>
    </style:style>
    <style:style style:name="P9"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0" style:family="paragraph" style:parent-style-name="Standard">
      <style:paragraph-properties fo:margin-left="0in" fo:margin-right="0in" fo:orphans="2" fo:widows="2" fo:text-indent="0in" style:auto-text-indent="false"/>
      <style:text-properties fo:color="#943827" style:font-name="Times New Roman" fo:font-size="10pt" fo:language="en" fo:country="US" fo:font-weight="bold" style:font-size-asian="10pt" style:language-asian="en" style:country-asian="US" style:font-weight-asian="bold"/>
    </style:style>
    <style:style style:name="P11" style:family="paragraph" style:parent-style-name="Text_20_body">
      <style:paragraph-properties fo:margin-left="0in" fo:margin-right="0in" fo:text-indent="0in" style:auto-text-indent="false"/>
    </style:style>
    <style:style style:name="P12" style:family="paragraph" style:parent-style-name="Heading_20_1">
      <style:paragraph-properties fo:margin-left="0in" fo:margin-right="0in" fo:text-indent="0in" style:auto-text-indent="false"/>
    </style:style>
    <style:style style:name="P13" style:family="paragraph" style:parent-style-name="Heading_20_1">
      <style:paragraph-properties fo:margin-left="0in" fo:margin-right="0in" fo:text-indent="0in" style:auto-text-indent="false"/>
      <style:text-properties fo:color="#000000" style:font-name="Times New Roman" fo:font-size="18pt" fo:language="en" fo:country="US" fo:font-weight="normal" style:font-size-asian="18pt" style:language-asian="en" style:country-asian="US" style:font-weight-asian="normal"/>
    </style:style>
    <style:style style:name="P14" style:family="paragraph" style:parent-style-name="Heading_20_2">
      <style:paragraph-properties fo:margin-left="0in" fo:margin-right="0in" fo:text-indent="0in" style:auto-text-indent="false"/>
    </style:style>
    <style:style style:name="P15" style:family="paragraph" style:parent-style-name="Heading_20_2">
      <style:paragraph-properties fo:margin-left="0in" fo:margin-right="0in" fo:text-indent="0in" style:auto-text-indent="false"/>
      <style:text-properties fo:color="#000000" style:font-name="Times New Roman" fo:font-size="11pt" fo:language="en" fo:country="US" fo:font-weight="bold" style:font-size-asian="11pt" style:language-asian="en" style:country-asian="US" style:font-weight-asian="bold"/>
    </style:style>
    <style:style style:name="P16" style:family="paragraph" style:parent-style-name="Heading_20_4">
      <style:paragraph-properties fo:margin-left="0in" fo:margin-right="0in" fo:text-indent="0in" style:auto-text-indent="false"/>
    </style:style>
    <style:style style:name="P17" style:family="paragraph" style:parent-style-name="Heading_20_4">
      <style:paragraph-properties fo:margin-left="0in" fo:margin-right="0in" fo:text-align="end" style:justify-single-word="false" fo:text-indent="0in" style:auto-text-indent="false"/>
    </style:style>
    <style:style style:name="P18" style:family="paragraph" style:parent-style-name="Heading_20_4">
      <style:paragraph-properties fo:margin-left="0in" fo:margin-right="0in" fo:text-indent="0in" style:auto-text-indent="false">
        <style:tab-stops/>
      </style:paragraph-properties>
    </style:style>
    <style:style style:name="P19" style:family="paragraph" style:parent-style-name="Heading_20_3">
      <style:paragraph-properties fo:margin-left="0in" fo:margin-right="0in" fo:text-indent="0in" style:auto-text-indent="false"/>
    </style:style>
    <style:style style:name="P20" style:family="paragraph" style:parent-style-name="Heading_20_5">
      <style:paragraph-properties fo:margin-left="0in" fo:margin-right="0in" fo:text-indent="0in" style:auto-text-indent="false"/>
    </style:style>
    <style:style style:name="P21" style:family="paragraph" style:parent-style-name="Heading_20_8">
      <style:paragraph-properties fo:margin-left="0in" fo:margin-right="0in" fo:text-indent="0in" style:auto-text-indent="false"/>
    </style:style>
    <style:style style:name="P22" style:family="paragraph" style:parent-style-name="Heading_20_8">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23" style:family="paragraph" style:parent-style-name="Heading_20_6">
      <style:paragraph-properties fo:margin-left="0in" fo:margin-right="0in" fo:text-indent="0in" style:auto-text-indent="false"/>
    </style:style>
    <style:style style:name="P24" style:family="paragraph" style:parent-style-name="Heading_20_6">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25"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8pt" fo:language="en" fo:country="US" style:font-size-asian="18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2" style:family="text">
      <style:text-properties fo:color="#000000" style:font-name="Times New Roman" fo:font-size="12pt" fo:language="en" fo:country="US" style:font-size-asian="12pt" style:language-asian="en" style:country-asian="US"/>
    </style:style>
    <style:style style:name="T13" style:family="text">
      <style:text-properties fo:color="#000000" style:font-name="Times New Roman" fo:font-size="11pt" fo:language="en" fo:country="US" fo:font-weight="bold" style:font-size-asian="11pt" style:language-asian="en" style:country-asian="US" style:font-weight-asian="bold"/>
    </style:style>
    <style:style style:name="T14" style:family="text">
      <style:text-properties fo:color="#000000" style:font-name="Times New Roman" fo:font-size="18pt" fo:language="en" fo:country="US" fo:font-weight="normal" style:font-size-asian="18pt" style:language-asian="en" style:country-asian="US" style:font-weight-asian="normal"/>
    </style:style>
    <style:style style:name="T15" style:family="text">
      <style:text-properties fo:color="#000000" style:font-name="Times New Roman" fo:font-size="18pt" fo:language="en" fo:country="US" style:font-size-asian="18pt" style:language-asian="en" style:country-asian="US"/>
    </style:style>
    <style:style style:name="T16" style:family="text">
      <style:text-properties fo:font-weight="normal" style:font-weight-asian="normal"/>
    </style:style>
    <style:style style:name="T17"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This material is Open Game Content, and is licensed for public use under the terms of the Open Game License v1.0a.</text:span></text:p>
      <text:h text:style-name="P19" text:outline-level="3"><text:span text:style-name="T7">SHADOWKIND</text:span></text:h>
      <text:p text:style-name="P1"><text:span text:style-name="T8">Most characters who are not native to the mundane world hail from a place beyond Shadow, and they are known to “mundanes” as Shadowkind.</text:span></text:p>
      <text:p text:style-name="P1"><text:span text:style-name="T8">You can also play characters native to Earth who are the offspring or descendants of Shadowkind. </text:span></text:p>
      <text:p text:style-name="P1"><text:span text:style-name="T8">Characters who enter our world through Shadow have no way of returning home and are forced to adapt to their new environment. Moreover, they retain only a few hazy memories of the place from whence they came.</text:span></text:p>
      <text:p text:style-name="P4"/>
      <text:p text:style-name="P1"><text:span text:style-name="T12">PLAYING A SHADOWKIND</text:span></text:p>
      <text:p text:style-name="P1"><text:span text:style-name="T8">Shadowkind characters share several traits, as noted below.</text:span></text:p>
      <text:p text:style-name="P5"/>
      <text:p text:style-name="P1"><text:span text:style-name="T13">Creature of Shadow</text:span></text:p>
      <text:p text:style-name="P1"><text:span text:style-name="T8">Creatures brought to our world by Shadow are reclaimed by the tides of Shadow after they die. As a general rule, a creature of Shadow vanishes 1d4 rounds after it dies (drops to –10 hit points), leaving behind no trace of itself other than its clothing and equipment. Shadowkind heroes have stronger ties to our world than other creatures of Shadow; they fade away 1d4 hours after they die. Before they disappear, slain Shadowkind characters can be raised from the dead as easily as mundane characters can. Slain creatures of Shadow that are transformed into undead creatures remain on our world in their undead state and are not reclaimed by Shadow until they are destroyed.</text:span></text:p>
      <text:p text:style-name="P1"><text:span text:style-name="T8">A slain Shadowkind character who is reclaimed by Shadow can’t be raised from the dead or brought back by any means and is considered lost.</text:span></text:p>
      <text:p text:style-name="P1"><text:span text:style-name="T8">A Shadowkind character is treated as a “creature of Shadow” with regard to special abilities, spells, and psionic powers that affect creatures of Shadow.</text:span></text:p>
      <text:p text:style-name="P6"/>
      <text:h text:style-name="P16" text:outline-level="4"><text:span text:style-name="T3">TABLE: SKILL POINTS/LEVEL FOR SHADOWKIND</text:span></text:h>
      <table:table table:name="Table1" table:style-name="Table1">
        <table:table-column table:style-name="Table1.A"/>
        <table:table-column table:style-name="Table1.B"/>
        <table:table-row table:style-name="Table1.1">
          <table:table-cell table:style-name="Table1.A1" office:value-type="string">
            <text:p text:style-name="P2"><text:span text:style-name="T4">Strong</text:span></text:p>
          </table:table-cell>
          <table:table-cell table:style-name="Table1.A1" office:value-type="string">
            <text:p text:style-name="P9"><text:span text:style-name="T4">2 + Int modifier</text:span></text:p>
          </table:table-cell>
        </table:table-row>
        <table:table-row table:style-name="Table1.1">
          <table:table-cell table:style-name="Table1.A2" office:value-type="string">
            <text:p text:style-name="P2"><text:span text:style-name="T4">Fast</text:span></text:p>
          </table:table-cell>
          <table:table-cell table:style-name="Table1.A2" office:value-type="string">
            <text:p text:style-name="P9"><text:span text:style-name="T4">4 + Int modifier</text:span></text:p>
          </table:table-cell>
        </table:table-row>
        <table:table-row table:style-name="Table1.1">
          <table:table-cell table:style-name="Table1.A2" office:value-type="string">
            <text:p text:style-name="P1"><text:span text:style-name="T4">Tough</text:span></text:p>
          </table:table-cell>
          <table:table-cell table:style-name="Table1.A2" office:value-type="string">
            <text:p text:style-name="P8"><text:span text:style-name="T4">2 + Int modifier</text:span></text:p>
          </table:table-cell>
        </table:table-row>
        <table:table-row table:style-name="Table1.1">
          <table:table-cell table:style-name="Table1.A2" office:value-type="string">
            <text:p text:style-name="P1"><text:span text:style-name="T4">Smart</text:span></text:p>
          </table:table-cell>
          <table:table-cell table:style-name="Table1.A2" office:value-type="string">
            <text:p text:style-name="P8"><text:span text:style-name="T4">8 + Int modifier</text:span></text:p>
          </table:table-cell>
        </table:table-row>
        <table:table-row table:style-name="Table1.1">
          <table:table-cell table:style-name="Table1.A2" office:value-type="string">
            <text:p text:style-name="P1"><text:span text:style-name="T4">Dedicated</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Charismatic</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5">Advanced Class</text:span></text:p>
          </table:table-cell>
          <table:table-cell table:style-name="Table1.A2" office:value-type="string">
            <text:p text:style-name="P8"><text:span text:style-name="T5">Skill Points Per Level</text:span></text:p>
          </table:table-cell>
        </table:table-row>
        <table:table-row table:style-name="Table1.1">
          <table:table-cell table:style-name="Table1.A2" office:value-type="string">
            <text:p text:style-name="P1"><text:span text:style-name="T4">Soldier</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Martial Artist</text:span></text:p>
          </table:table-cell>
          <table:table-cell table:style-name="Table1.A2" office:value-type="string">
            <text:p text:style-name="P8"><text:span text:style-name="T4">2 + Int modifier</text:span></text:p>
          </table:table-cell>
        </table:table-row>
        <table:table-row table:style-name="Table1.1">
          <table:table-cell table:style-name="Table1.A2" office:value-type="string">
            <text:p text:style-name="P1"><text:span text:style-name="T4">Gunslinger</text:span></text:p>
          </table:table-cell>
          <table:table-cell table:style-name="Table1.A2" office:value-type="string">
            <text:p text:style-name="P8"><text:span text:style-name="T4">4 + Int modifier</text:span></text:p>
          </table:table-cell>
        </table:table-row>
        <text:soft-page-break/>
        <table:table-row table:style-name="Table1.1">
          <table:table-cell table:style-name="Table1.A2" office:value-type="string">
            <text:p text:style-name="P1"><text:span text:style-name="T4">Infiltrator</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Daredevil</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Bodyguard</text:span></text:p>
          </table:table-cell>
          <table:table-cell table:style-name="Table1.A2" office:value-type="string">
            <text:p text:style-name="P8"><text:span text:style-name="T4">2 + Int modifier</text:span></text:p>
          </table:table-cell>
        </table:table-row>
        <table:table-row table:style-name="Table1.1">
          <table:table-cell table:style-name="Table1.A2" office:value-type="string">
            <text:p text:style-name="P1"><text:span text:style-name="T4">Field Scientist</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Techie</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Field Medic</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Investigator</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Personality</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Negotiator</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Acolyte</text:span></text:p>
          </table:table-cell>
          <table:table-cell table:style-name="Table1.A2" office:value-type="string">
            <text:p text:style-name="P8"><text:span text:style-name="T4">4 + Int modifier</text:span></text:p>
          </table:table-cell>
        </table:table-row>
        <text:soft-page-break/>
        <table:table-row table:style-name="Table1.1">
          <table:table-cell table:style-name="Table1.A2" office:value-type="string">
            <text:p text:style-name="P1"><text:span text:style-name="T4">Arcane Arranger</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Archaic Weaponsmaster</text:span></text:p>
          </table:table-cell>
          <table:table-cell table:style-name="Table1.A2" office:value-type="string">
            <text:p text:style-name="P8"><text:span text:style-name="T4">2 + Int modifier</text:span></text:p>
          </table:table-cell>
        </table:table-row>
        <table:table-row table:style-name="Table1.1">
          <table:table-cell table:style-name="Table1.A2" office:value-type="string">
            <text:p text:style-name="P1"><text:span text:style-name="T4">Glamourist</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Mage</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Mystic</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Occultist</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Shadow Hunter</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Shadowjack</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Shadow Slayer</text:span></text:p>
          </table:table-cell>
          <table:table-cell table:style-name="Table1.A2" office:value-type="string">
            <text:p text:style-name="P8"><text:span text:style-name="T4">2 + Int modifier</text:span></text:p>
          </table:table-cell>
        </table:table-row>
        <table:table-row table:style-name="Table1.1">
          <table:table-cell table:style-name="Table1.A2" office:value-type="string">
            <text:p text:style-name="P1"><text:span text:style-name="T4">Speed Demon</text:span></text:p>
          </table:table-cell>
          <table:table-cell table:style-name="Table1.A2" office:value-type="string">
            <text:p text:style-name="P8"><text:span text:style-name="T4">4 + Int modifier</text:span></text:p>
          </table:table-cell>
        </table:table-row>
        <text:soft-page-break/>
        <table:table-row table:style-name="Table1.1">
          <table:table-cell table:style-name="Table1.A2" office:value-type="string">
            <text:p text:style-name="P1"><text:span text:style-name="T4">Street Warrior</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Swashbuckler</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p text:style-name="P1"><text:span text:style-name="T4">Techno Mage</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Thrasher</text:span></text:p>
          </table:table-cell>
          <table:table-cell table:style-name="Table1.A2" office:value-type="string">
            <text:p text:style-name="P8"><text:span text:style-name="T4">2 + Int modifier</text:span></text:p>
          </table:table-cell>
        </table:table-row>
        <table:table-row table:style-name="Table1.1">
          <table:table-cell table:style-name="Table1.A2" office:value-type="string">
            <text:p text:style-name="P1"><text:span text:style-name="T4">Wildlord</text:span></text:p>
          </table:table-cell>
          <table:table-cell table:style-name="Table1.A2" office:value-type="string">
            <text:p text:style-name="P8"><text:span text:style-name="T4">4 + Int modifier</text:span></text:p>
          </table:table-cell>
        </table:table-row>
        <table:table-row table:style-name="Table1.1">
          <table:table-cell table:style-name="Table1.A2" office:value-type="string">
            <text:h text:style-name="P16" text:outline-level="4"><text:span text:style-name="T1">Prestige Class</text:span></text:h>
          </table:table-cell>
          <table:table-cell table:style-name="Table1.A2" office:value-type="string">
            <text:h text:style-name="P17" text:outline-level="4"><text:span text:style-name="T1">Skill Points Per Level</text:span></text:h>
          </table:table-cell>
        </table:table-row>
        <table:table-row table:style-name="Table1.1">
          <table:table-cell table:style-name="Table1.A2" office:value-type="string">
            <text:p text:style-name="P1"><text:span text:style-name="T4">Archmage</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Artificer</text:span></text:p>
          </table:table-cell>
          <table:table-cell table:style-name="Table1.A2" office:value-type="string">
            <text:p text:style-name="P8"><text:span text:style-name="T4">6 + Int modifier</text:span></text:p>
          </table:table-cell>
        </table:table-row>
        <table:table-row table:style-name="Table1.1">
          <table:table-cell table:style-name="Table1.A2" office:value-type="string">
            <text:p text:style-name="P1"><text:span text:style-name="T4">Ecclesiarch</text:span></text:p>
          </table:table-cell>
          <table:table-cell table:style-name="Table1.A2" office:value-type="string">
            <text:p text:style-name="P8"><text:span text:style-name="T4">4 + Int modifier</text:span></text:p>
          </table:table-cell>
        </table:table-row>
        <table:table-row table:style-name="Table1.1">
          <table:table-cell table:style-name="Table1.A40" office:value-type="string">
            <text:p text:style-name="P2"><text:span text:style-name="T4">Holy/Unholy Knight</text:span></text:p>
          </table:table-cell>
          <table:table-cell table:style-name="Table1.A40" office:value-type="string">
            <text:p text:style-name="P9"><text:span text:style-name="T4">4 + Int modifier</text:span></text:p>
          </table:table-cell>
        </table:table-row>
      </table:table>
      <text:h text:style-name="P15" text:outline-level="2"/>
      <text:h text:style-name="P14" text:outline-level="2"><text:span text:style-name="T13">Skill Points Per Level</text:span></text:h>
      <text:p text:style-name="P1"><text:span text:style-name="T8">Shadowkind characters do not gain as many skill points as a human character of the same class. Shadowkind characters get 4 fewer skill points at 1st level and 1 fewer skill point each level thereafter.</text:span></text:p>
      <text:p text:style-name="P5"/>
      <text:p text:style-name="P1"><text:span text:style-name="T13">Native Shadowkind vs. New Arrivals</text:span></text:p>
      <text:p text:style-name="P1"><text:span text:style-name="T8">Characters can be nonhuman natives of our world—the children of one or more Shadowkind parents, born and raised somewhere on Earth—or they can be new arrivals to our world, having recently come through Shadow. In the latter case, Shadowkind characters suffer the disadvantages of being “strangers in a strange land.” They are restricted to a handful of starting occupations at 1st level, they have no wealth to speak of, and they speak bizarre languages unknown to the majority of Earth’s population (though they also acquire the common language of the land they arrive in as a function of passing through Shadow).</text:span></text:p>
      <text:p text:style-name="P5"/>
      <text:p text:style-name="P1"><text:span text:style-name="T13">Starting Occupation</text:span></text:p>
      <text:p text:style-name="P1"><text:span text:style-name="T8">A character who begins play as a newly arrived Shadowkind must select from the following starting occupations: hedge wizard, noviate, and squire. In addition, regardless of the Wealth bonus provided by the starting occupation, see Starting Wealth Bonus, below.</text:span></text:p>
      <text:p text:style-name="P1"><text:span text:style-name="T8">Only humans and Shadowkind characters born and raised in our mundane world can select from all starting occupations. </text:span></text:p>
      <text:p text:style-name="P5"/>
      <text:p text:style-name="P1"><text:span text:style-name="T13">Starting Wealth Bonus</text:span></text:p>
      <text:p text:style-name="P11"><text:span text:style-name="T8">A character who begins play as a newly arrived Shadowkind has a starting Wealth bonus of +2 to +12 (roll 2d6). However, the character must spend this entire Wealth bonus on personal gear typical of a medieval fantasy character (such as archaic weapons and armor). Any portion of the character’s Wealth bonus that goes unspent is lost; in effect, the character begins play with some primitive personal items and equipment and a starting Wealth bonus of +0.</text:span></text:p>
      <text:p text:style-name="P1"><text:span text:style-name="T8">Shadowkind characters born and raised in our world follow the normal rules for determining Wealth bonus.</text:span></text:p>
      <text:p text:style-name="P5"/>
      <text:p text:style-name="P1"><text:span text:style-name="T13">Languages Known</text:span></text:p>
      <text:p text:style-name="P1"><text:span text:style-name="T8">A character who begins play as a newly arrived Shadowkind knows one or more languages, most of which are not spoken on Earth. Such languages include Celestial, Draconic, Elven, and Goblin. However, they all share a common language (called Common) that has striking parallels to the predominant language spoken in the area where they arrived. Shadowkind characters born and raised in our world gain languages as human characters do. In addition to one or more local languages, they may know one or more languages of Shadow (taught to them by their parents and elders).</text:span></text:p>
      <text:p text:style-name="P4"/>
      <text:p text:style-name="P1"><text:span text:style-name="T12">SHADOWKIND SPECIES</text:span></text:p>
      <text:p text:style-name="P1"><text:span text:style-name="T8">Each Shadowkind entry consists of a description of the species, including appearance and general disposition. It also provides insight into how the species generally interacts with the mundane world. Following the descriptive text is a summary of general traits and special qualities.</text:span></text:p>
      <text:p text:style-name="P1"><text:soft-page-break/><text:span text:style-name="T9">Size: </text:span><text:span text:style-name="T8">The species’ size. Shadowkind that are exceptionally large or small receive modifiers to their Defense, attack rolls, grapple checks, and Hide skill checks.</text:span></text:p>
      <text:p text:style-name="P1"><text:span text:style-name="T9">Ability Modifiers: </text:span><text:span text:style-name="T8">These modifiers adjust the ability scores of every member of the species.</text:span></text:p>
      <text:p text:style-name="P1"><text:span text:style-name="T9">Base Speed: </text:span><text:span text:style-name="T8">The distance an average member of the species can move (in feet) during a move action. In general, Medium and Large characters have a base speed of 30 feet, while Small characters have a base speed of 20 feet. Dwarves, though Medium, are slower due to their stockiness.</text:span></text:p>
      <text:p text:style-name="P1"><text:span text:style-name="T9">Special Qualities: </text:span><text:span text:style-name="T8">Special qualities include species bonuses to skill checks and saving throws, bonus feats, and natural armor bonuses to Defense (if any). This section also describes any special abilities of the species, including special combat bonuses, the ability so see in low light or utter darkness, and the ability to resist magic.</text:span></text:p>
      <text:p text:style-name="P1"><text:span text:style-name="T9">Free Language Skills: </text:span><text:span text:style-name="T8">Shadowkind species receive a certain number of Read/Write Language and Speak Language skills for free, without spending any skill points. These free language skills are listed here.</text:span></text:p>
      <text:p text:style-name="P1"><text:span text:style-name="T9">Other Languages: </text:span><text:span text:style-name="T8">Other Shadow languages commonly known to members of the species. Shadowkind may learn additional languages, following the rules presented under the Speak Language and Read/Write Language skill descriptions.</text:span></text:p>
      <text:p text:style-name="P1"><text:span text:style-name="T12">SMALL CHARACTERS</text:span></text:p>
      <text:p text:style-name="P1"><text:span text:style-name="T8">Small characters (such as gnomes, goblins, and halflings) gain a +1 size bonus to Defense, a +1 size bonus on attack rolls, and a +4 size bonus on Hide checks. They suffer a –4 penalty on grapple checks.</text:span></text:p>
      <text:p text:style-name="P1"><text:span text:style-name="T8">Small characters’ lifting and carrying limits are three-quarters of those of Medium characters.</text:span></text:p>
      <text:p text:style-name="P1"><text:span text:style-name="T8">Small characters generally move about two-thirds as fast as Medium characters (goblins are exceptions).</text:span></text:p>
      <text:p text:style-name="P1"><text:span text:style-name="T8">Small characters must use smaller weapons than Medium characters. They must use two hands to wield a weapon of Medium, and a weapon must be of Tiny size or smaller for them to consider it as a light weapon.</text:span></text:p>
      <text:p text:style-name="P1"><text:span text:style-name="T8">Armor for Small characters can be chopped down from extant protective outfits. It costs the same as Medium armor and weighs half as much. A Medium or larger creature cannot wear armor sized for a Small character.</text:span></text:p>
      <text:p text:style-name="P5"/>
      <text:h text:style-name="P20" text:outline-level="5"><text:span text:style-name="T14">DWARF</text:span></text:h>
      <text:p text:style-name="P1"><text:span text:style-name="T9">Size: </text:span><text:span text:style-name="T8">Medium. Dwarves have no special bonuses or penalties due to their size.</text:span></text:p>
      <text:p text:style-name="P1"><text:span text:style-name="T9">Ability Modifiers: </text:span><text:span text:style-name="T8">+2 Constitution, –2 Charisma.</text:span></text:p>
      <text:p text:style-name="P1"><text:span text:style-name="T9">Base Speed: </text:span><text:span text:style-name="T8">20 feet. Dwarves can move at this speed even when wearing medium or heavy armor or when carrying a medium and heavy load (unlike other creatures, whose speed is reduced in such situations).</text:span></text:p>
      <text:p text:style-name="P1"><text:span text:style-name="T9">Special Combat Bonuses: </text:span><text:span text:style-name="T8">Dwarves gain a +1 species bonus on attack rolls against bugbears, goblins, orcs, and other goblinoids. Dwarves also gain a +4 dodge bonus to Defense against creatures of giants (including giants, trolls, and ogres). If a dwarf loses his positive Dexterity bonus to Defense (such as when flat-footed), this dodge bonus is lost.</text:span></text:p>
      <text:p text:style-name="P1"><text:span text:style-name="T9">Stability: </text:span><text:span text:style-name="T8">Dwarves gain a +4 species bonus on ability checks to resist bull rush and trip attempts when standing on the ground (but not when climbing, flying, riding, or otherwise not standing firmly on the ground).</text:span></text:p>
      <text:p text:style-name="P1"><text:span text:style-name="T9">Darkvision: </text:span><text:span text:style-name="T8">Dwarves can see in the dark up to 60 feet. Darkvision is black and white only, but it is otherwise like normal sight, and dwarves can function with no light at all.</text:span></text:p>
      <text:p text:style-name="P1"><text:span text:style-name="T9">Saving Throw Bonuses</text:span><text:span text:style-name="T8">: Dwarves are highly resistant to toxins and innately resistant to magic. They gain a +2 species bonus on saving throws against poisons, spells, and spell-like abilities.</text:span></text:p>
      <text:p text:style-name="P1"><text:soft-page-break/><text:span text:style-name="T9">Skill Bonuses: </text:span><text:span text:style-name="T8">Dwarves gain a +2 species bonus on Search checks to notice unusual stonework, new construction, unsafe surfaces, ceilings, and the like. A dwarf who merely passes within 10 feet of such exceptional construction can, as a free action, make a Search check (DC 15) as though he were actively searching for such.</text:span></text:p>
      <text:p text:style-name="P1"><text:span text:style-name="T8">Dwarves are naturally skilled mechanics and engineers. They gain a +2 species bonus on Craft (mechanical), Craft (structural), and Repair checks.</text:span></text:p>
      <text:p text:style-name="P1"><text:span text:style-name="T9">Bonus Feat: </text:span><text:span text:style-name="T8">Dwarves gain the bonus feat Archaic Weapons Proficiency. Dwarves may treat dwarven urgroshes and dwarven waraxes as archaic weapons instead of exotic weapons.</text:span></text:p>
      <text:p text:style-name="P1"><text:span text:style-name="T9">Free Language Skills: </text:span><text:span text:style-name="T8">Read/Write Common (or local language), Read/Write Dwarven, Speak Common (or local language), Speak Dwarven.</text:span></text:p>
      <text:p text:style-name="P1"><text:span text:style-name="T9">Other Languages: </text:span><text:span text:style-name="T8">Giant, Gnome, Goblin, Orc, Terran.</text:span></text:p>
      <text:h text:style-name="P24" text:outline-level="6"/>
      <text:h text:style-name="P23" text:outline-level="6"><text:span text:style-name="T15">ELF</text:span></text:h>
      <text:p text:style-name="P1"><text:span text:style-name="T9">Size: </text:span><text:span text:style-name="T8">Medium. Elves have no special bonuses or penalties due to their size.</text:span></text:p>
      <text:p text:style-name="P1"><text:span text:style-name="T9">Ability Modifiers: </text:span><text:span text:style-name="T8">+2 Dexterity, –2 Constitution.</text:span></text:p>
      <text:p text:style-name="P1"><text:span text:style-name="T9">Base Speed: </text:span><text:span text:style-name="T8">30 feet.</text:span></text:p>
      <text:p text:style-name="P1"><text:span text:style-name="T9">Low-Light Vision: </text:span><text:span text:style-name="T8">Elves can see twice as far as a human in starlight, moonlight, torchlight, and similar conditions of poor illumination. They retain the ability to distinguish color and detail under these conditions.</text:span></text:p>
      <text:p text:style-name="P1"><text:span text:style-name="T9">Spell Immunities: </text:span><text:span text:style-name="T8">Elves are immune to </text:span><text:span text:style-name="T10">sleep </text:span><text:span text:style-name="T8">spells and effects, and they gain a +2 species bonus on saves against Enchantment spells or effects.</text:span></text:p>
      <text:p text:style-name="P1"><text:span text:style-name="T9">Skill Bonuses: </text:span><text:span text:style-name="T8">Elves gain a +2 species bonus on Listen, Search, and Spot checks. An elf who merely passes within 5 feet of a secret or concealed door is entitled to a Search check to notice it as if she were actively looking for the door.</text:span></text:p>
      <text:p text:style-name="P1"><text:span text:style-name="T9">Bonus Feat: </text:span><text:span text:style-name="T8">Elves gain the bonus feat Archaic Weapons Proficiency.</text:span></text:p>
      <text:p text:style-name="P1"><text:span text:style-name="T9">Free Language Skills: </text:span><text:span text:style-name="T8">Read/Write Common (or local language), Read/Write Elven, Speak Common (or local language), Speak Elven.</text:span></text:p>
      <text:p text:style-name="P1"><text:span text:style-name="T9">Other Languages: </text:span><text:span text:style-name="T8">Draconic, Gnoll, Gnome, Goblin, Halfling, Orc, Sylvan.</text:span></text:p>
      <text:p text:style-name="P7"/>
      <text:h text:style-name="P23" text:outline-level="6"><text:span text:style-name="T15">GNOME</text:span></text:h>
      <text:p text:style-name="P1"><text:span text:style-name="T9">Size: </text:span><text:span text:style-name="T8">Small. Gnomes gain a +1 size bonus to Defense, a +1 size bonus on attack rolls, and a +4 size bonus on Hide checks. They suffer a –4 size penalty on grapple checks. Gnomes must use smaller weapons than humans use, and their lifting and carrying limits are three-quarters of those of a Medium character. </text:span></text:p>
      <text:p text:style-name="P1"><text:span text:style-name="T9">Ability Modifiers: </text:span><text:span text:style-name="T8">–2 Strength, +2 Constitution.</text:span></text:p>
      <text:p text:style-name="P1"><text:span text:style-name="T9">Base Speed: </text:span><text:span text:style-name="T8">20 feet.</text:span></text:p>
      <text:p text:style-name="P1"><text:soft-page-break/><text:span text:style-name="T9">Special Combat Bonuses: </text:span><text:span text:style-name="T8">Gnomes gain a +1 species bonus on attack rolls against bugbears, goblins (and other goblinoids), and kobolds. Gnomes also gain a +4 dodge bonus to their Defense against giant creatures (such as ogres and trolls); this bonus represents special training that gnomes undergo, during which they learn tricks that previous generations developed in their battles with giants. Note that any time a gnome loses his positive Dexterity bonus to Defense, such as when he’s caught flat-footed, he loses this dodge bonus, too.</text:span></text:p>
      <text:p text:style-name="P1"><text:span text:style-name="T9">Illusion Mastery: </text:span><text:span text:style-name="T8">Add +1 to the Difficulty Class for all saving throws against Illusion spells cast by gnomes.</text:span></text:p>
      <text:p text:style-name="P1"><text:span text:style-name="T11">Speak with Animals: </text:span><text:span text:style-name="T8">Once per day, a gnome can use </text:span><text:span text:style-name="T10">speak with animals </text:span><text:span text:style-name="T8">to speak with a burrowing mammal (a mole, gopher, ground hog, and so forth). It has a duration of 1 minute, and the gnome is considered a 1st-level caster when he uses this spell-like ability, regardless of his actual level.</text:span></text:p>
      <text:p text:style-name="P1"><text:span text:style-name="T9">Low-Light Vision: </text:span><text:span text:style-name="T8">Gnomes can see twice as far as a human in starlight, moonlight, torchlight, and similar conditions of poor illumination. They retain the ability to distinguish color and detail under these conditions.</text:span></text:p>
      <text:p text:style-name="P1"><text:span text:style-name="T9">Saving Throw Bonus: </text:span><text:span text:style-name="T8">Gnomes gain a +2 species bonus on saving throws against illusions.</text:span></text:p>
      <text:p text:style-name="P1"><text:span text:style-name="T9">Skill Bonuses: </text:span><text:span text:style-name="T8">Gnomes gain a +2 species bonus on Listen checks. Gnomes who have one or more ranks in the Craft (pharmaceutical) skill also gain a +2 species bonus on Craft (pharmaceutical) checks.</text:span></text:p>
      <text:p text:style-name="P1"><text:span text:style-name="T9">Bonus Feats: </text:span><text:span text:style-name="T8">Gnomes gain the bonus feat Archaic Weapons Proficiency. They may treat gnome hooked hammers (see Chapter Two: Equipment) as archaic weapons instead of exotic weapons.</text:span></text:p>
      <text:p text:style-name="P1"><text:span text:style-name="T8">Gnomes with Charisma scores of 10 or higher gain the bonus feat Magical Heritage.</text:span></text:p>
      <text:p text:style-name="P1"><text:span text:style-name="T9">Free Language Skills: </text:span><text:span text:style-name="T8">Read/Write Common (or local language), Read/Write Gnome, Speak Common (or local language), Speak Gnome.</text:span></text:p>
      <text:p text:style-name="P1"><text:span text:style-name="T9">Other Languages: </text:span><text:span text:style-name="T8">Draconic, Dwarven, Elven, Giant, Goblin, Orc.</text:span></text:p>
      <text:p text:style-name="P7"/>
      <text:h text:style-name="P23" text:outline-level="6"><text:span text:style-name="T15">GOBLIN</text:span></text:h>
      <text:p text:style-name="P1"><text:span text:style-name="T9">Species Traits</text:span></text:p>
      <text:p text:style-name="P1"><text:span text:style-name="T9">Size: </text:span><text:span text:style-name="T8">Small. Goblins gain a +1 size bonus to Defense, a +1 size bonus on attack rolls, and a +4 size bonus on Hide checks. They suffer a –4 size penalty on grapple checks. Goblins must use smaller weapons than humans use, and their lifting and carrying limits are three-quarters of those of a Medium character. See the Small Characters sidebar for more information.</text:span></text:p>
      <text:p text:style-name="P1"><text:span text:style-name="T9">Ability Modifiers: </text:span><text:span text:style-name="T8">–2 Strength, +2 Dexterity, –2 Charisma.</text:span></text:p>
      <text:p text:style-name="P1"><text:span text:style-name="T9">Base Speed: </text:span><text:span text:style-name="T8">30 feet.</text:span></text:p>
      <text:p text:style-name="P1"><text:span text:style-name="T9">Darkvision: </text:span><text:span text:style-name="T8">Goblins can see in the dark up to 60 feet. Darkvision is black and white only, but it is otherwise like normal sight, and goblins can function with no light at all.</text:span></text:p>
      <text:p text:style-name="P1"><text:span text:style-name="T9">Skill Bonus: </text:span><text:span text:style-name="T8">Goblins gain a +4 species bonus on Move Silently checks.</text:span></text:p>
      <text:p text:style-name="P1"><text:span text:style-name="T9">Bonus Feat: </text:span><text:span text:style-name="T8">Goblins are keenly aware of their surroundings and gain the bonus feat Alertness.</text:span></text:p>
      <text:p text:style-name="P1"><text:span text:style-name="T9">Free Language Skills: </text:span><text:span text:style-name="T8">Read/Write Goblin, Speak Goblin.</text:span></text:p>
      <text:p text:style-name="P1"><text:span text:style-name="T9">Additional Languages: </text:span><text:span text:style-name="T8">Common (or local language), Giant.</text:span></text:p>
      <text:p text:style-name="P7"><text:soft-page-break/></text:p>
      <text:h text:style-name="P23" text:outline-level="6"><text:span text:style-name="T15">HALF-ELF</text:span></text:h>
      <text:p text:style-name="P1"><text:span text:style-name="T9">Size: </text:span><text:span text:style-name="T8">Medium. Half-elves have no special bonuses or penalties due to their size.</text:span></text:p>
      <text:p text:style-name="P1"><text:span text:style-name="T9">Ability Modifiers: </text:span><text:span text:style-name="T8">None.</text:span></text:p>
      <text:p text:style-name="P1"><text:span text:style-name="T9">Base Speed: </text:span><text:span text:style-name="T8">30 feet.</text:span></text:p>
      <text:p text:style-name="P1"><text:span text:style-name="T9">Elven Blood: </text:span><text:span text:style-name="T8">For all effects related to species, a half-elf is considered an elf. Half-elves, for example, are just as susceptible to special effects that affect elves as their elven ancestors are, and they can use magic items that are only usable by elves.</text:span></text:p>
      <text:p text:style-name="P1"><text:span text:style-name="T9">Spell Immunities: </text:span><text:span text:style-name="T8">Half-elves are immune to </text:span><text:span text:style-name="T10">sleep </text:span><text:span text:style-name="T8">spells and effects, and they gain a +2 species bonus on saves against Enchantment spells or effects.</text:span></text:p>
      <text:p text:style-name="P1"><text:span text:style-name="T9">Low-Light Vision: </text:span><text:span text:style-name="T8">Half-elves can see twice as far as a human in starlight, moonlight, torchlight, and similar conditions of poor illumination. They retain the ability to distinguish color and detail under these conditions.</text:span></text:p>
      <text:p text:style-name="P1"><text:span text:style-name="T9">Skill Bonuses: </text:span><text:span text:style-name="T8">Half-elves gain a +1 species bonus on Listen, Search, and Spot checks. They gain a +2 species bonus on Diplomacy and Gather Information checks.</text:span></text:p>
      <text:p text:style-name="P1"><text:span text:style-name="T9">Bonus Feat: </text:span><text:span text:style-name="T8">Half-elves gain the bonus feat Archaic Weapons Proficiency.</text:span></text:p>
      <text:p text:style-name="P1"><text:span text:style-name="T9">Free Language Skills: </text:span><text:span text:style-name="T8">Read/Write Common (or local language), Read/Write Elven, Speak Common (or local language), Speak Elven.</text:span></text:p>
      <text:p text:style-name="P1"><text:span text:style-name="T9">Other Languages: </text:span><text:span text:style-name="T8">Draconic, Dwarven, Gnome, Halfling, Sylvan.</text:span></text:p>
      <text:p text:style-name="P7"/>
      <text:h text:style-name="P23" text:outline-level="6"><text:span text:style-name="T15">HALF-ORC</text:span></text:h>
      <text:p text:style-name="P1"><text:span text:style-name="T9">Size: </text:span><text:span text:style-name="T8">Medium. Half-orcs have no special bonuses or penalties due to their size.</text:span></text:p>
      <text:p text:style-name="P1"><text:span text:style-name="T9">Ability Modifiers: </text:span><text:span text:style-name="T8">+2 Strength, –2 Intelligence, –2 Charisma.</text:span></text:p>
      <text:p text:style-name="P1"><text:span text:style-name="T9">Base Speed: </text:span><text:span text:style-name="T8">30 feet.</text:span></text:p>
      <text:p text:style-name="P1"><text:span text:style-name="T9">Orc Blood: </text:span><text:span text:style-name="T8">For all special abilities and effects, a half-orc is considered as an orc. Half-orcs, for example, are just as susceptible to special effects that affect orcs as their orcish ancestors are, and they can use magic items that are only usable by orcs.</text:span></text:p>
      <text:p text:style-name="P1"><text:span text:style-name="T9">Darkvision: </text:span><text:span text:style-name="T8">Half-orcs can see in the dark up to 60 feet. Darkvision is black and white only, but it is otherwise like normal sight, and drow can function with no light at all.</text:span></text:p>
      <text:p text:style-name="P1"><text:span text:style-name="T9">Bonus Feat: </text:span><text:span text:style-name="T8">Half-orcs gain the bonus feat Archaic Weapons Proficiency.</text:span></text:p>
      <text:p text:style-name="P1"><text:span text:style-name="T9">Free Language Skills: </text:span><text:span text:style-name="T8">Read/Write Common (or local language), Read/Write Orc, Speak Common (or local language), Speak Orc.</text:span></text:p>
      <text:p text:style-name="P1"><text:soft-page-break/><text:span text:style-name="T9">Other Languages: </text:span><text:span text:style-name="T8">Abyssal, Draconic, Giant, Gnoll, Goblin.</text:span></text:p>
      <text:h text:style-name="P24" text:outline-level="6"/>
      <text:h text:style-name="P23" text:outline-level="6"><text:span text:style-name="T15">HALFLING</text:span></text:h>
      <text:p text:style-name="P1"><text:span text:style-name="T9">Species Traits</text:span></text:p>
      <text:p text:style-name="P1"><text:span text:style-name="T9">Size: </text:span><text:span text:style-name="T8">Small. Halflings gain a +1 size bonus to Defense, a +1 size bonus on attack rolls, and a +4 size bonus on Hide checks. They suffer a –4 size penalty on grapple checks. Halflings must use smaller weapons than humans use, and their lifting and carrying limits are three-quarters of those of a Medium character.</text:span></text:p>
      <text:p text:style-name="P1"><text:span text:style-name="T9">Ability Modifiers: </text:span><text:span text:style-name="T8">–2 Strength, +2 Dexterity.</text:span></text:p>
      <text:p text:style-name="P1"><text:span text:style-name="T9">Base Speed: </text:span><text:span text:style-name="T8">20 feet.</text:span></text:p>
      <text:p text:style-name="P1"><text:span text:style-name="T9">Special Combat Bonuses: </text:span><text:span text:style-name="T8">Halflings gain a +1 species bonus on attacks with thrown weapons and slings.</text:span></text:p>
      <text:p text:style-name="P1"><text:span text:style-name="T9">Saving Throw Bonuses: </text:span><text:span text:style-name="T8">Halflings gain a +1 species bonus on all saving throws. In addition, they gain an additional +2 morale bonus on saving throws against fear.</text:span></text:p>
      <text:p text:style-name="P1"><text:span text:style-name="T9">Skill Bonuses: </text:span><text:span text:style-name="T8">Halflings gain a +2 species bonus on Climb, Jump, Listen, and Move Silently checks.</text:span></text:p>
      <text:p text:style-name="P1"><text:span text:style-name="T9">Bonus Feat: </text:span><text:span text:style-name="T8">Halflings gain the bonus feat Archaic Weapons Proficiency.</text:span></text:p>
      <text:p text:style-name="P1"><text:span text:style-name="T9">Free Language Skills: </text:span><text:span text:style-name="T8">Read/Write Common (or local language), Read/Write Halfling, Read/Write Language (any one), Speak Common (or local language), Speak Halfling, Speak Language (any one).</text:span></text:p>
      <text:p text:style-name="P1"><text:span text:style-name="T9">Other Languages: </text:span><text:span text:style-name="T8">Dwarven, Elven, Gnome, Goblin, Orc.</text:span></text:p>
      <text:p text:style-name="P7"/>
      <text:h text:style-name="P23" text:outline-level="6"><text:span text:style-name="T15">ORC</text:span></text:h>
      <text:p text:style-name="P1"><text:span text:style-name="T9">Size: </text:span><text:span text:style-name="T8">Medium. Orcs have no special bonuses or penalties due to their size.</text:span></text:p>
      <text:p text:style-name="P1"><text:span text:style-name="T9">Ability Modifiers: </text:span><text:span text:style-name="T8">+4 Strength, –2 Intelligence, –2 Wisdom, –2 Charisma.</text:span></text:p>
      <text:p text:style-name="P1"><text:span text:style-name="T9">Base Speed: </text:span><text:span text:style-name="T8">30 feet.</text:span></text:p>
      <text:p text:style-name="P1"><text:span text:style-name="T9">Darkvision: </text:span><text:span text:style-name="T8">Orcs can see in the dark up to 60 feet. Darkvision is black and white only, but it is otherwise like normal sight, and orcs can function with no light at all.</text:span></text:p>
      <text:p text:style-name="P1"><text:span text:style-name="T9">Light Sensitivity: </text:span><text:span text:style-name="T8">Orcs suffer a –1 penalty to attack rolls in bright sunlight or within the radius of effects or spells that duplicate bright sunlight (such as </text:span><text:span text:style-name="T10">daylight</text:span><text:span text:style-name="T8">).</text:span></text:p>
      <text:p text:style-name="P1"><text:span text:style-name="T9">Bonus Feats: </text:span><text:span text:style-name="T8">Orcs receive the bonus feats Archaic Weapons Proficiency, Armor Proficiency (light), and Armor Proficiency (medium). They may treat orc double axes as archaic weapons instead of exotic weapons.</text:span></text:p>
      <text:p text:style-name="P1"><text:soft-page-break/><text:span text:style-name="T9">Free Language Skills: </text:span><text:span text:style-name="T8">Read/Write Orc, Speak Orc.</text:span></text:p>
      <text:p text:style-name="P1"><text:span text:style-name="T9">Other Languages: </text:span><text:span text:style-name="T8">Common (or local language), Goblin, Giant.</text:span></text:p>
      <text:p text:style-name="P7"/>
      <text:h text:style-name="P23" text:outline-level="6"><text:span text:style-name="T15">SHADOWKIND HUMAN</text:span></text:h>
      <text:p text:style-name="P1"><text:span text:style-name="T9">Size: </text:span><text:span text:style-name="T8">Medium. Shadowkind humans have no special bonuses or penalties due to their size.</text:span></text:p>
      <text:p text:style-name="P1"><text:span text:style-name="T9">Ability Modifiers: </text:span><text:span text:style-name="T8">None.</text:span></text:p>
      <text:p text:style-name="P1"><text:span text:style-name="T9">Base Speed: </text:span><text:span text:style-name="T8">30 feet.</text:span></text:p>
      <text:p text:style-name="P1"><text:span text:style-name="T9">Saving Throw Bonuses: </text:span><text:span text:style-name="T8">Shadowkind humans gain a +1 species bonus on all saving throws.</text:span></text:p>
      <text:p text:style-name="P1"><text:span text:style-name="T9">Bonus Feat: </text:span><text:span text:style-name="T8">Shadowkind humans receive a bonus feat at 1st level. Unlike normal humans, this extra feat must be chosen from the following list:</text:span></text:p>
      <text:p text:style-name="P1"><text:span text:style-name="T8">Acrobatic, Alertness, Archaic Weapons Proficiency, Athletic, Attentive, Builder, Cautious, Confident, Creative, Deceptive, Divine Heritage, Educated, Exotic Weapon Proficiency (any one), Focused, Gearhead, Guide, Magical Heritage, Medical Expert, Meticulous, Nimble, Stealthy, Studious, Trustworthy.</text:span></text:p>
      <text:p text:style-name="P1"><text:span text:style-name="T9">Free Language Skills: </text:span><text:span text:style-name="T8">Read/Write Common (or local language), Speak Common (or local language).</text:span></text:p>
      <text:p text:style-name="P1"><text:span text:style-name="T9">Other Languages: </text:span><text:span text:style-name="T8">Draconic, Dwarven, Elven, Giant, Gnome, Halfling.</text:span></text:p>
      <text:h text:style-name="P13" text:outline-level="1"/>
      <text:h text:style-name="P12" text:outline-level="1"><text:span text:style-name="T14">MORE POWERFUL SHADOWKIND</text:span></text:h>
      <text:p text:style-name="P3"/>
      <text:p text:style-name="P1"><text:span text:style-name="T12">LEVEL ADJUSTMENT AND CHALLENGE RATING</text:span></text:p>
      <text:p text:style-name="P1"><text:span text:style-name="T8">Particularly powerful Shadowkind species have a Level Adjustment, which reflects how much more powerful these species are compared to “baseline” species (such as elves, dwarves, and humans). When you add this Level Adjustment to a character’s total class levels (or character level), the result is a character’s Challenge Rating (CR). The formula for determining a character’s Challenge Rating (CR) is as follows: </text:span><text:span text:style-name="T9">CR = Character Level + Level Adjustment</text:span></text:p>
      <text:p text:style-name="P1"><text:span text:style-name="T8">CR is used to determine a character’s relative power compared to other characters.</text:span></text:p>
      <text:p text:style-name="P1"><text:span text:style-name="T8">A character’s CR is never used to determine how or when a character gains new skills and feats, nor does it have any effect on talents, spells, and abilities that use character levels. However, a character’s CR </text:span><text:span text:style-name="T10">is </text:span><text:span text:style-name="T8">used to determine how many experience points the character needs to advance in level (see Experience, below).</text:span></text:p>
      <text:p text:style-name="P5"/>
      <text:p text:style-name="P1"><text:span text:style-name="T12">EXPERIENCE</text:span></text:p>
      <text:p text:style-name="P1"><text:soft-page-break/><text:span text:style-name="T8">Characters with a Level Adjustment of +1 or higher do not begin play with 0 XP, as humans and other “baseline” characters do. As representatives of more powerful Shadowkind species, they are assumed to have amassed XP before taking their first class level. <text:s/>Powerful Shadowkind use their CR instead of level when determining the experience they start with and the amount needed to gain a level.</text:span></text:p>
      <text:p text:style-name="P7"/>
      <text:h text:style-name="P23" text:outline-level="6"><text:span text:style-name="T15">AASIMAR</text:span></text:h>
      <text:p text:style-name="P1"><text:span text:style-name="T9">Size: </text:span><text:span text:style-name="T8">Medium. Aasimars have no special bonuses or penalties due to their size.</text:span></text:p>
      <text:p text:style-name="P1"><text:span text:style-name="T9">Ability Modifiers: </text:span><text:span text:style-name="T8">+2 Wisdom, +2 Charisma.</text:span></text:p>
      <text:p text:style-name="P1"><text:span text:style-name="T9">Base Speed: </text:span><text:span text:style-name="T8">30 feet.</text:span></text:p>
      <text:p text:style-name="P1"><text:span text:style-name="T9">Outsider Traits: </text:span><text:span text:style-name="T8">As outsiders, aasimars cannot be raised from the dead.</text:span></text:p>
      <text:p text:style-name="P1"><text:span text:style-name="T9">Darkvision: </text:span><text:span text:style-name="T8">Aasimars can see in the dark up to 60 feet. Darkvision is black and white only, but it is otherwise like normal sight, and aasimars can function with no light at all.</text:span></text:p>
      <text:p text:style-name="P1"><text:span text:style-name="T9">Energy Resistance</text:span><text:span text:style-name="T8">: Aasimars have acid, cold and electricity resistance 5.</text:span></text:p>
      <text:p text:style-name="P1"><text:span text:style-name="T9">Spell-Like Abilities</text:span><text:span text:style-name="T8">: Aasimars can use the </text:span><text:span text:style-name="T10">light </text:span><text:span text:style-name="T8">spell once per day, as cast by an Acolyte of the assimar’s character level.</text:span></text:p>
      <text:p text:style-name="P1"><text:span text:style-name="T9">Allegiance: </text:span><text:span text:style-name="T8">Aasimars must begin play with an allegiance to good.</text:span></text:p>
      <text:p text:style-name="P1"><text:span text:style-name="T9">Skill Bonuses: </text:span><text:span text:style-name="T8">Aasimars gain a +2 species bonus on Listen and Spot checks.</text:span></text:p>
      <text:p text:style-name="P1"><text:span text:style-name="T9">Bonus Feat: </text:span><text:span text:style-name="T8">Aasimars receive either Archaic Weapons Proficiency or Simple Weapons Proficiency as a bonus feat.</text:span></text:p>
      <text:p text:style-name="P1"><text:span text:style-name="T9">Free Language Skills: </text:span><text:span text:style-name="T8">Read/Write Celestial, Read/Write Language (any one), Speak Celestial, Speak Language (any one).</text:span></text:p>
      <text:p text:style-name="P1"><text:span text:style-name="T9">Other Languages: </text:span><text:span text:style-name="T8">Any Shadow or Earth-based languages.</text:span></text:p>
      <text:p text:style-name="P1"><text:span text:style-name="T9">Level Adjustment: </text:span><text:span text:style-name="T8">+1.</text:span></text:p>
      <text:p text:style-name="P7"/>
      <text:h text:style-name="P23" text:outline-level="6"><text:span text:style-name="T15">BUGBEAR</text:span></text:h>
      <text:p text:style-name="P1"><text:span text:style-name="T9">Size: </text:span><text:span text:style-name="T8">Medium. Bugbears have no special bonuses or penalties due to their size.</text:span></text:p>
      <text:p text:style-name="P1"><text:span text:style-name="T9">Ability Modifiers: </text:span><text:span text:style-name="T8">+4 Strength, +2 Dexterity, +2 Constitution, –2 Charisma.</text:span></text:p>
      <text:p text:style-name="P1"><text:span text:style-name="T9">Extra Starting Hit Dice: </text:span><text:span text:style-name="T8">A bugbear gains 3 Hit Dice (3d8 hit points). The bugbears’s Constitution modifier applies to each Hit Die when determining hit points.</text:span></text:p>
      <text:p text:style-name="P1"><text:soft-page-break/><text:span text:style-name="T9">Base Speed: </text:span><text:span text:style-name="T8">30 feet.</text:span></text:p>
      <text:p text:style-name="P1"><text:span text:style-name="T9">Natural Armor Bonus: </text:span><text:span text:style-name="T8">Bugbears have tough hides and gain a +3 natural armor bonus to Defense.</text:span></text:p>
      <text:p text:style-name="P1"><text:span text:style-name="T9">Attack Bonus: </text:span><text:span text:style-name="T8">Bugbears gain a +2 species bonus on attack rolls.</text:span></text:p>
      <text:p text:style-name="P1"><text:span text:style-name="T9">Darkvision: </text:span><text:span text:style-name="T8">Bugbears can see in the dark up to 60 feet. Darkvision is black and white only, but it is otherwise like normal sight, and bugbears can function with no light at all.</text:span></text:p>
      <text:p text:style-name="P1"><text:span text:style-name="T9">Scent: </text:span><text:span text:style-name="T8">Bugbears may use their keen sense of smell to detect approaching enemies, sniff out hidden foes, and track by sense of smell.</text:span></text:p>
      <text:p text:style-name="P1"><text:span text:style-name="T9">Allegiance: </text:span><text:span text:style-name="T8">Bugbears must begin play with an allegiance to chaos, evil, or both.</text:span></text:p>
      <text:p text:style-name="P1"><text:span text:style-name="T9">Skill Bonus: </text:span><text:span text:style-name="T8">Bugbears gain a +4 species bonus on Move Silently checks.</text:span></text:p>
      <text:p text:style-name="P1"><text:span text:style-name="T9">Bonus Feat: </text:span><text:span text:style-name="T8">Bugbears gain the bonus feat Simple Weapons Proficiency.</text:span></text:p>
      <text:p text:style-name="P1"><text:span text:style-name="T9">Free Language Skills: </text:span><text:span text:style-name="T8">Read/Write Goblin (or local language), Speak Goblin (or local language).</text:span></text:p>
      <text:p text:style-name="P1"><text:span text:style-name="T9">Other Languages: </text:span><text:span text:style-name="T8">Giant, Gnoll, Orc, Undertongue. </text:span></text:p>
      <text:p text:style-name="P1"><text:span text:style-name="T9">Level Adjustment: </text:span><text:span text:style-name="T8">+2.</text:span></text:p>
      <text:p text:style-name="P7"/>
      <text:h text:style-name="P23" text:outline-level="6"><text:span text:style-name="T15">DRAGONBLOODED HUMAN</text:span></text:h>
      <text:p text:style-name="P1"><text:span text:style-name="T9">Size: </text:span><text:span text:style-name="T8">Medium. Dragonblooded humans have no special bonuses or penalties due to their size.</text:span></text:p>
      <text:p text:style-name="P1"><text:span text:style-name="T9">Ability Modifiers: </text:span><text:span text:style-name="T8">+2 Strength, +2 Constitution, +2 Charisma.</text:span></text:p>
      <text:p text:style-name="P1"><text:span text:style-name="T9">Base Speed: </text:span><text:span text:style-name="T8">30 feet.</text:span></text:p>
      <text:p text:style-name="P1"><text:span text:style-name="T9">Natural Weapon (Claw): </text:span><text:span text:style-name="T8">Dragonblooded humans may use their sharp claws to deal lethal (slashing) damage instead of nonlethal damage with an unarmed attack. Attacks made with natural weapons do not provoke attacks of opportunity. Feats such as Combat Martial Arts may increase the amount of damage dealt.</text:span></text:p>
      <text:p text:style-name="P1"><text:span text:style-name="T9">Low-Light Vision: </text:span><text:span text:style-name="T8">Draconic humans can see twice as far as a human in starlight, moonlight, torchlight, and similar conditions of poor illumination. They retain the ability to distinguish color and detail under these conditions.</text:span></text:p>
      <text:p text:style-name="P1"><text:span text:style-name="T9">Darkvision: </text:span><text:span text:style-name="T8">Dragonblooded humans can see in the dark up to 60 feet. Darkvision is black and white only, but it is otherwise like normal sight, and dragonblooded humans can function with no light at all.</text:span></text:p>
      <text:p text:style-name="P1"><text:span text:style-name="T9">Saving Throw Bonuses</text:span><text:span text:style-name="T8">: Dragonblooded humans gain a +4 species bonus on saves against </text:span><text:span text:style-name="T10">sleep </text:span><text:span text:style-name="T8">and paralysis.</text:span></text:p>
      <text:p text:style-name="P1"><text:span text:style-name="T9">Skill Bonuses: </text:span><text:span text:style-name="T8">Dragonblooded humans gain a +2 species bonus on Intimidate and Spot skill checks.</text:span></text:p>
      <text:p text:style-name="P1"><text:soft-page-break/><text:span text:style-name="T9">Bonus Feat: </text:span><text:span text:style-name="T8">Dragonblooded humans receive either Archaic Weapons Proficiency or Simple Weapons Proficiency as a bonus feat.</text:span></text:p>
      <text:p text:style-name="P1"><text:span text:style-name="T9">Free Language Skills: </text:span><text:span text:style-name="T8">Read/Write Draconic, Read/Write Language (any one), Speak Draconic, Speak Language (any one).</text:span></text:p>
      <text:p text:style-name="P1"><text:span text:style-name="T9">Other Languages: </text:span><text:span text:style-name="T8">Any Shadow or Earth-based languages.</text:span></text:p>
      <text:p text:style-name="P1"><text:span text:style-name="T9">Level Adjustment: </text:span><text:span text:style-name="T8">+1.</text:span></text:p>
      <text:p text:style-name="P7"/>
      <text:p text:style-name="P1"><text:span text:style-name="T15">DROW (DARK ELF)</text:span></text:p>
      <text:p text:style-name="P1"><text:span text:style-name="T9">Size: </text:span><text:span text:style-name="T8">Medium. Drow have no special bonuses or penalties due to their size.</text:span></text:p>
      <text:p text:style-name="P1"><text:span text:style-name="T9">Ability Modifiers: </text:span><text:span text:style-name="T8">+2 Dexterity, –2 Constitution, +2 Intelligence,+2 Charisma.</text:span></text:p>
      <text:p text:style-name="P1"><text:span text:style-name="T9">Base Speed: </text:span><text:span text:style-name="T8">30 feet.</text:span></text:p>
      <text:p text:style-name="P1"><text:span text:style-name="T9">Darkvision: </text:span><text:span text:style-name="T8">Drow can see in the dark up to 120 feet. Darkvision is black and white only, but it is otherwise like normal sight, and drow can function with no light at all.</text:span></text:p>
      <text:p text:style-name="P1"><text:span text:style-name="T9">Light Blindness: </text:span><text:span text:style-name="T8">Abrupt exposure to bright light (such as sunlight or a </text:span><text:span text:style-name="T10">daylight </text:span><text:span text:style-name="T8">spell) blinds a drow for 1 round. In addition, drow take a –1 circumstance penalty on all attack rolls, saves, and checks while operating in bright light. Sunglasses and tinted visors can negate light blindness.</text:span></text:p>
      <text:p text:style-name="P1"><text:span text:style-name="T9">Spell Immunities: </text:span><text:span text:style-name="T8">Drow are immune to </text:span><text:span text:style-name="T10">sleep </text:span><text:span text:style-name="T8">spells and effects, and they gain a +2 species bonus on saves against Enchantment spells or effects. They also gain a +2 species bonus on Will saves against spells and spell-like abilities.</text:span></text:p>
      <text:p text:style-name="P1"><text:span text:style-name="T9">Spell Resistance: </text:span><text:span text:style-name="T8">A drow gains spell resistance equal to 11 + the drow’s character level (if any).</text:span></text:p>
      <text:p text:style-name="P1"><text:span text:style-name="T9">Skill Bonuses: </text:span><text:span text:style-name="T8">Drow gain a +2 species bonus on Listen, Search, and Spot checks. A drow who merely passes within 5 feet of a secret or concealed door is entitled to a Search check (as a free action) to notice it as if she were actively looking for the door.</text:span></text:p>
      <text:p text:style-name="P1"><text:span text:style-name="T9">Bonus Feat: </text:span><text:span text:style-name="T8">Drow receive Archaic Weapons Proficiency as a bonus feat.</text:span></text:p>
      <text:p text:style-name="P1"><text:span text:style-name="T9">Free Language Skills: </text:span><text:span text:style-name="T8">Read/Write Elven, Read/Write Language (any one), Speak Elven, Speak Language (any one).</text:span></text:p>
      <text:p text:style-name="P1"><text:span text:style-name="T9">Other Languages: </text:span><text:span text:style-name="T8">Abyssal, Aquan, Common, Draconic, Drow Sign Language, Gnome, Goblin, Kuo-toan, Undertongue.</text:span></text:p>
      <text:p text:style-name="P1"><text:span text:style-name="T9">Level Adjustment: </text:span><text:span text:style-name="T8">+2.</text:span></text:p>
      <text:p text:style-name="P7"/>
      <text:h text:style-name="P23" text:outline-level="6"><text:span text:style-name="T15">GNOLL</text:span></text:h>
      <text:p text:style-name="P1"><text:span text:style-name="T9">Size: </text:span><text:span text:style-name="T8">Medium. Gnolls have no special bonuses or penalties due to their size.</text:span></text:p>
      <text:p text:style-name="P1"><text:soft-page-break/><text:span text:style-name="T9">Ability Modifiers: </text:span><text:span text:style-name="T8">+4 Strength, +2 Constitution, –2 Intelligence, –2 Charisma.</text:span></text:p>
      <text:p text:style-name="P1"><text:span text:style-name="T9">Extra Starting Hit Dice: </text:span><text:span text:style-name="T8">A gnoll gains 2 Hit Dice (2d8 hit points). The gnoll’s Constitution modifier applies to each Hit Die when determining hit points.</text:span></text:p>
      <text:p text:style-name="P1"><text:span text:style-name="T9">Base Speed: </text:span><text:span text:style-name="T8">30 feet.</text:span></text:p>
      <text:p text:style-name="P1"><text:span text:style-name="T9">Natural Armor Bonus: </text:span><text:span text:style-name="T8">Gnolls have tough hides and gain a +1 natural armor bonus to Defense.</text:span></text:p>
      <text:p text:style-name="P1"><text:span text:style-name="T9">Attack Bonus: </text:span><text:span text:style-name="T8">Gnolls gain a +1 species bonus on attack rolls. </text:span></text:p>
      <text:p text:style-name="P1"><text:span text:style-name="T9">Darkvision: </text:span><text:span text:style-name="T8">Gnolls can see in the dark up to 60 feet. Darkvision is black and white only, but it is otherwise like normal sight, and gnolls can function with no light at all.</text:span></text:p>
      <text:p text:style-name="P1"><text:span text:style-name="T9">Allegiance: </text:span><text:span text:style-name="T8">Gnolls must begin play with an allegiance to chaos, evil, or both.</text:span></text:p>
      <text:p text:style-name="P1"><text:span text:style-name="T9">Bonus Feat: </text:span><text:span text:style-name="T8">Gnolls gain the bonus feat Simple Weapons Proficiency.</text:span></text:p>
      <text:p text:style-name="P1"><text:span text:style-name="T9">Free Language Skills: </text:span><text:span text:style-name="T8">Read/Write Gnoll (or local language), Speak Gnoll (or local language).</text:span></text:p>
      <text:p text:style-name="P1"><text:span text:style-name="T9">Other Languages: </text:span><text:span text:style-name="T8">Common, Goblin, Orc.</text:span></text:p>
      <text:p text:style-name="P1"><text:span text:style-name="T9">Level Adjustment: </text:span><text:span text:style-name="T8">+1.</text:span></text:p>
      <text:p text:style-name="P7"/>
      <text:h text:style-name="P23" text:outline-level="6"><text:span text:style-name="T15">HALF-DRAGON</text:span></text:h>
      <text:p text:style-name="P1"><text:span text:style-name="T9">Size: </text:span><text:span text:style-name="T8">Medium. Half-dragons have no special bonuses or penalties due to their size.</text:span></text:p>
      <text:p text:style-name="P1"><text:span text:style-name="T9">Ability Modifiers: </text:span><text:span text:style-name="T8">+8 Strength (+4 Strength if half-dragon has wings), +2 Constitution, +2 Intelligence, +2 Charisma.</text:span></text:p>
      <text:p text:style-name="P1"><text:span text:style-name="T9">Base Speed: </text:span><text:span text:style-name="T8">30 feet. Weaker half-dragons have wings and can fly 30 feet (average maneuverability).</text:span></text:p>
      <text:p text:style-name="P1"><text:span text:style-name="T9">Natural Armor Bonus: </text:span><text:span text:style-name="T8">Half-dragons have scaly hides and gain a +4 natural armor bonus to Defense.</text:span></text:p>
      <text:p text:style-name="P1"><text:span text:style-name="T9">Natural Weapons (Bite, Claw): </text:span><text:span text:style-name="T8">A half-dragon can replace an unarmed attack with a bite attack (1d3 points of lethal piercing damage) or claw attack (1d3 points of lethal slashing damage). Using natural weapons to deal lethal damage does not provoke attacks of opportunity. Feats such as Combat Martial Arts may increase the amount of damage dealt.</text:span></text:p>
      <text:p text:style-name="P1"><text:span text:style-name="T9">Breath Weapon: </text:span><text:span text:style-name="T8">A half-dragon can use its breath weapon once per day. A half-dragon may also spend an action point to use its breath weapon, but each extra use of its breath weapon costs 1 action point. The type of breath weapon depends on the color of the half-dragon, as shown in Table: Half-Dragons. The save DC against the halfdragon’s breath weapon equals 10 + 1/2 the half-dragon’s character level (rounded down) + the half-dragon’s Constitution modifier.</text:span></text:p>
      <text:p text:style-name="P1"><text:span text:style-name="T9">Low-Light Vision: </text:span><text:span text:style-name="T8">Half-dragons can see twice as far as a human in starlight, moonlight, torchlight, and similar conditions of poor illumination. They retain the ability to distinguish color and detail under these conditions.</text:span></text:p>
      <text:p text:style-name="P1"><text:span text:style-name="T9">Darkvision: </text:span><text:span text:style-name="T8">Half-dragon humans can see in the dark up to 60 feet. Darkvision is black and white only, but it is otherwise like normal sight, and half-dragon humans can function with no light at all.</text:span></text:p>
      <text:p text:style-name="P1"><text:soft-page-break/><text:span text:style-name="T9">Immunities: </text:span><text:span text:style-name="T8">Half-dragons are immune to </text:span><text:span text:style-name="T10">sleep</text:span><text:span text:style-name="T8">, paralysis, and one type of energy (see Table 1–5: Half-Dragons).</text:span></text:p>
      <text:p text:style-name="P1"><text:span text:style-name="T9">Free Language Skills: </text:span><text:span text:style-name="T8">Read/Write Draconic, Read/Write Language (any one), Speak Draconic, Speak Language (any one).</text:span></text:p>
      <text:p text:style-name="P1"><text:span text:style-name="T9">Other Languages: </text:span><text:span text:style-name="T8">Any Shadow or Earth-based languages.</text:span></text:p>
      <text:p text:style-name="P1"><text:span text:style-name="T9">Level Adjustment: </text:span><text:span text:style-name="T8">+3.</text:span></text:p>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text:span text:style-name="T5">TABLE: HALF-DRAGONS</text:span></text:p>
          </table:table-cell>
          <table:covered-table-cell/>
          <table:covered-table-cell/>
        </table:table-row>
        <table:table-row table:style-name="Table2.2">
          <table:table-cell table:style-name="Table2.A2" office:value-type="string">
            <text:p text:style-name="P2"><text:span text:style-name="T5">Type</text:span></text:p>
          </table:table-cell>
          <table:table-cell table:style-name="Table2.A2" office:value-type="string">
            <text:p text:style-name="P2"><text:span text:style-name="T5">Breath Weapon</text:span><text:span text:style-name="T17">1</text:span></text:p>
          </table:table-cell>
          <table:table-cell table:style-name="Table2.A2" office:value-type="string">
            <text:p text:style-name="P2"><text:span text:style-name="T5">Energy Immunity</text:span></text:p>
          </table:table-cell>
        </table:table-row>
        <table:table-row table:style-name="Table2.2">
          <table:table-cell table:style-name="Table2.A2" office:value-type="string">
            <text:p text:style-name="P1"><text:span text:style-name="T4">Black</text:span></text:p>
          </table:table-cell>
          <table:table-cell table:style-name="Table2.A2" office:value-type="string">
            <text:p text:style-name="P1"><text:span text:style-name="T4">60-foot line of acid </text:span></text:p>
            <text:p text:style-name="P1"><text:span text:style-name="T4">(6d4 points of acid damage; Reflex half)</text:span></text:p>
          </table:table-cell>
          <table:table-cell table:style-name="Table2.A2" office:value-type="string">
            <text:p text:style-name="P1"><text:span text:style-name="T4">Acid</text:span></text:p>
          </table:table-cell>
        </table:table-row>
        <table:table-row table:style-name="Table2.2">
          <table:table-cell table:style-name="Table2.A2" office:value-type="string">
            <text:p text:style-name="P1"><text:span text:style-name="T4">Blue</text:span></text:p>
          </table:table-cell>
          <table:table-cell table:style-name="Table2.A2" office:value-type="string">
            <text:p text:style-name="P1"><text:span text:style-name="T4">60-foot line of electricity </text:span></text:p>
            <text:p text:style-name="P1"><text:span text:style-name="T4">(6d8 points of electricity damage; Reflex half)</text:span></text:p>
          </table:table-cell>
          <table:table-cell table:style-name="Table2.A2" office:value-type="string">
            <text:p text:style-name="P1"><text:span text:style-name="T4">Electricity</text:span></text:p>
          </table:table-cell>
        </table:table-row>
        <table:table-row table:style-name="Table2.2">
          <table:table-cell table:style-name="Table2.A2" office:value-type="string">
            <text:p text:style-name="P1"><text:span text:style-name="T4">Brass</text:span></text:p>
          </table:table-cell>
          <table:table-cell table:style-name="Table2.A2" office:value-type="string">
            <text:p text:style-name="P1"><text:span text:style-name="T4">30-foot cone of </text:span><text:span text:style-name="T6">sleep </text:span><text:span text:style-name="T4">gas </text:span></text:p>
            <text:p text:style-name="P1"><text:span text:style-name="T4">(fall asleep for 1d6 rounds; Will negates)</text:span></text:p>
          </table:table-cell>
          <table:table-cell table:style-name="Table2.A2" office:value-type="string">
            <text:p text:style-name="P1"><text:span text:style-name="T4">Fire</text:span><text:span text:style-name="T17">2</text:span></text:p>
          </table:table-cell>
        </table:table-row>
        <table:table-row table:style-name="Table2.2">
          <table:table-cell table:style-name="Table2.A2" office:value-type="string">
            <text:p text:style-name="P1"><text:span text:style-name="T4">Bronze</text:span></text:p>
          </table:table-cell>
          <table:table-cell table:style-name="Table2.A2" office:value-type="string">
            <text:p text:style-name="P1"><text:span text:style-name="T4">30-foot cone of </text:span><text:span text:style-name="T6">repulsion </text:span><text:span text:style-name="T4">gas </text:span></text:p>
            <text:p text:style-name="P1"><text:span text:style-name="T4">(move away for 1d6 rounds; Will negates)</text:span></text:p>
          </table:table-cell>
          <table:table-cell table:style-name="Table2.A2" office:value-type="string">
            <text:p text:style-name="P1"><text:span text:style-name="T4">Electricity</text:span></text:p>
          </table:table-cell>
        </table:table-row>
        <table:table-row table:style-name="Table2.2">
          <table:table-cell table:style-name="Table2.A2" office:value-type="string">
            <text:p text:style-name="P1"><text:span text:style-name="T4">Copper</text:span></text:p>
          </table:table-cell>
          <table:table-cell table:style-name="Table2.A2" office:value-type="string">
            <text:p text:style-name="P1"><text:span text:style-name="T4">30-foot cone of </text:span><text:span text:style-name="T6">slow </text:span><text:span text:style-name="T4">gas </text:span></text:p>
            <text:p text:style-name="P1"><text:span text:style-name="T4">(slowed, as the spell, for 1d6 rounds; Will negates)</text:span></text:p>
          </table:table-cell>
          <table:table-cell table:style-name="Table2.A2" office:value-type="string">
            <text:p text:style-name="P1"><text:span text:style-name="T4">Acid</text:span></text:p>
          </table:table-cell>
        </table:table-row>
        <table:table-row table:style-name="Table2.2">
          <table:table-cell table:style-name="Table2.A2" office:value-type="string">
            <text:p text:style-name="P1"><text:span text:style-name="T4">Gold</text:span></text:p>
          </table:table-cell>
          <table:table-cell table:style-name="Table2.A2" office:value-type="string">
            <text:p text:style-name="P1"><text:span text:style-name="T4">30-foot cone of weaknening gas </text:span></text:p>
            <text:p text:style-name="P1"><text:span text:style-name="T4">(1d2 temporary Str damage; Fortitude negates)</text:span></text:p>
          </table:table-cell>
          <table:table-cell table:style-name="Table2.A2" office:value-type="string">
            <text:p text:style-name="P1"><text:span text:style-name="T4">Fire</text:span><text:span text:style-name="T17">2</text:span></text:p>
          </table:table-cell>
        </table:table-row>
        <table:table-row table:style-name="Table2.2">
          <table:table-cell table:style-name="Table2.A2" office:value-type="string">
            <text:p text:style-name="P1"><text:span text:style-name="T4">Green</text:span></text:p>
          </table:table-cell>
          <table:table-cell table:style-name="Table2.A2" office:value-type="string">
            <text:p text:style-name="P1"><text:span text:style-name="T4">30-foot cone of corrosive gas </text:span></text:p>
            <text:p text:style-name="P1"><text:span text:style-name="T4">(6d6 points of acid damage; Reflex half)</text:span></text:p>
          </table:table-cell>
          <table:table-cell table:style-name="Table2.A2" office:value-type="string">
            <text:p text:style-name="P1"><text:span text:style-name="T4">Acid</text:span></text:p>
          </table:table-cell>
        </table:table-row>
        <table:table-row table:style-name="Table2.2">
          <table:table-cell table:style-name="Table2.A2" office:value-type="string">
            <text:p text:style-name="P1"><text:span text:style-name="T4">Red</text:span></text:p>
          </table:table-cell>
          <table:table-cell table:style-name="Table2.A2" office:value-type="string">
            <text:p text:style-name="P1"><text:span text:style-name="T4">30-foot cone of fire </text:span></text:p>
            <text:p text:style-name="P1"><text:span text:style-name="T4">(6d10 points of fire damage; Reflex half)</text:span></text:p>
          </table:table-cell>
          <table:table-cell table:style-name="Table2.A2" office:value-type="string">
            <text:p text:style-name="P1"><text:span text:style-name="T4">Fire</text:span><text:span text:style-name="T17">2</text:span></text:p>
          </table:table-cell>
        </table:table-row>
        <table:table-row table:style-name="Table2.2">
          <table:table-cell table:style-name="Table2.A2" office:value-type="string">
            <text:p text:style-name="P1"><text:span text:style-name="T4">Silver</text:span></text:p>
          </table:table-cell>
          <table:table-cell table:style-name="Table2.A2" office:value-type="string">
            <text:p text:style-name="P1"><text:span text:style-name="T4">30-foot cone of paralyzing gas </text:span></text:p>
            <text:p text:style-name="P1"><text:span text:style-name="T4">(paralyzed for 1d6 rounds; Fortitude negates)</text:span></text:p>
          </table:table-cell>
          <table:table-cell table:style-name="Table2.A2" office:value-type="string">
            <text:p text:style-name="P1"><text:span text:style-name="T4">Cold</text:span><text:span text:style-name="T17">3</text:span></text:p>
          </table:table-cell>
        </table:table-row>
        <table:table-row table:style-name="Table2.2">
          <table:table-cell table:style-name="Table2.A2" office:value-type="string">
            <text:p text:style-name="P1"><text:span text:style-name="T4">White</text:span></text:p>
          </table:table-cell>
          <table:table-cell table:style-name="Table2.A2" office:value-type="string">
            <text:p text:style-name="P1"><text:span text:style-name="T4">30-foot cone of cold </text:span></text:p>
            <text:p text:style-name="P1"><text:span text:style-name="T4">(6d6 points of cold damage; Reflex half)</text:span></text:p>
          </table:table-cell>
          <table:table-cell table:style-name="Table2.A2" office:value-type="string">
            <text:p text:style-name="P1"><text:span text:style-name="T4">Cold</text:span><text:span text:style-name="T17">3</text:span></text:p>
          </table:table-cell>
        </table:table-row>
        <table:table-row table:style-name="Table2.1">
          <table:table-cell table:style-name="Table2.A2" table:number-columns-spanned="3" office:value-type="string">
            <text:p text:style-name="P2"><text:span text:style-name="T5">1 </text:span><text:span text:style-name="T6">All lines are 5 feet high, 5 feet wide, and 60 feet long. All cones are 30 feet long and 30 feet wide at the base.</text:span></text:p>
          </table:table-cell>
          <table:covered-table-cell/>
          <table:covered-table-cell/>
        </table:table-row>
        <table:table-row table:style-name="Table2.1">
          <table:table-cell table:style-name="Table2.A2" table:number-columns-spanned="3" office:value-type="string">
            <text:p text:style-name="P1"><text:span text:style-name="T5">2 </text:span><text:span text:style-name="T6">Dragons with fire immunity take 50% more damage against cold-based attacks.</text:span></text:p>
          </table:table-cell>
          <table:covered-table-cell/>
          <table:covered-table-cell/>
        </table:table-row>
        <table:table-row table:style-name="Table2.1">
          <table:table-cell table:style-name="Table2.A15" table:number-columns-spanned="3" office:value-type="string">
            <text:p text:style-name="P2"><text:span text:style-name="T5">3 </text:span><text:span text:style-name="T6">Dragons with cold immunity take 50% more damage against fire-based attacks.</text:span></text:p>
          </table:table-cell>
          <table:covered-table-cell/>
          <table:covered-table-cell/>
        </table:table-row>
      </table:table>
      <text:p text:style-name="P7"/>
      <text:h text:style-name="P23" text:outline-level="6"><text:soft-page-break/><text:span text:style-name="T15">HALF-OGRE</text:span></text:h>
      <text:p text:style-name="P1"><text:span text:style-name="T9">Size: </text:span><text:span text:style-name="T8">Medium. Half-ogres have no special bonuses or penalties due to their size.</text:span></text:p>
      <text:p text:style-name="P1"><text:span text:style-name="T9">Ability Modifiers: </text:span><text:span text:style-name="T8">+4 Strength, –2 Dexterity, +2 Constitution, –2 Intelligence, –2 Charisma.</text:span></text:p>
      <text:p text:style-name="P1"><text:span text:style-name="T9">Extra Starting Hit Dice: </text:span><text:span text:style-name="T8">A half-ogre gains 2 Hit Dice (2d8 hit points). The half-ogre’s Constitution modifier applies to each Hit Die when determining hit points.</text:span></text:p>
      <text:p text:style-name="P1"><text:span text:style-name="T9">Base Speed: </text:span><text:span text:style-name="T8">30 feet.</text:span></text:p>
      <text:p text:style-name="P1"><text:span text:style-name="T9">Natural Armor Bonus: </text:span><text:span text:style-name="T8">Half-ogres have thick hides and gain a +3 natural armor bonus to Defense.</text:span></text:p>
      <text:p text:style-name="P1"><text:span text:style-name="T9">Attack Bonus: </text:span><text:span text:style-name="T8">Half-ogres gain a +1 species bonus on attack rolls.</text:span></text:p>
      <text:p text:style-name="P1"><text:span text:style-name="T9">Low-Light Vision: </text:span><text:span text:style-name="T8">Half-ogres can see twice as far as a human in starlight, moonlight, torchlight, and similar conditions of poor illumination. They retain the ability to distinguish color and detail under these conditions</text:span></text:p>
      <text:p text:style-name="P1"><text:span text:style-name="T9">Bonus Feat: </text:span><text:span text:style-name="T8">Half-ogres gain the bonus feat Simple Weapons Proficiency.</text:span></text:p>
      <text:p text:style-name="P1"><text:span text:style-name="T9">Free Language Skills: </text:span><text:span text:style-name="T8">Speak Giant (or local language).</text:span></text:p>
      <text:p text:style-name="P1"><text:span text:style-name="T9">Other Languages: </text:span><text:span text:style-name="T8">Common, Gnoll, Goblin, Orc, Undertongue.</text:span></text:p>
      <text:p text:style-name="P1"><text:span text:style-name="T9">Level Adjustment: </text:span><text:span text:style-name="T8">+1.</text:span></text:p>
      <text:p text:style-name="P5"/>
      <text:p text:style-name="P1"><text:span text:style-name="T12">LARGE CHARACTERS</text:span></text:p>
      <text:p text:style-name="P1"><text:span text:style-name="T8">Large characters take a –1 size penalty to Defense, a –1 size penalty on attack rolls, and a –4 size penalty on Hide checks. Large characters gain a +4 bonus on grapple checks.</text:span></text:p>
      <text:p text:style-name="P1"><text:span text:style-name="T8">Large characters’ lifting and carrying limits are twice of those of Medium characters.</text:span></text:p>
      <text:p text:style-name="P1"><text:span text:style-name="T8">Large characters generally move as fast as Medium characters.</text:span></text:p>
      <text:p text:style-name="P1"><text:span text:style-name="T8">Large characters may use larger weapons than Medium characters. A Large character may wield a weapon of Large size in one hand and a Huge weapon in two hands. A Large character treats a weapon of Medium or smaller as a light weapon. </text:span></text:p>
      <text:p text:style-name="P1"><text:span text:style-name="T8">Armor for Large creatures must be custom-made and weighs twice as much as Medium armor of similar type. Increase the purchase DC of Large armor by +2.</text:span></text:p>
      <text:p text:style-name="P7"/>
      <text:h text:style-name="P23" text:outline-level="6"><text:span text:style-name="T15">OGRE</text:span></text:h>
      <text:p text:style-name="P1"><text:soft-page-break/><text:span text:style-name="T9">Size: </text:span><text:span text:style-name="T8">Large. Ogres take a –1 size penalty to Defense and a –1 size penalty on attack rolls. They gain a +4 size bonus on grapple checks and suffer a –4 size penalty on Hide checks.</text:span></text:p>
      <text:p text:style-name="P1"><text:span text:style-name="T9">Ability Modifiers: </text:span><text:span text:style-name="T8">+10 Strength, –2 Dexterity, +4 Constitution, –4 Intelligence, –4 Charisma.</text:span></text:p>
      <text:p text:style-name="P1"><text:span text:style-name="T9">Extra Starting Hit Dice: </text:span><text:span text:style-name="T8">An ogre gains 4 Hit Dice (4d8 hit points). The ogre’s Constitution modifier applies to each Hit Die when determining hit points.</text:span></text:p>
      <text:p text:style-name="P1"><text:span text:style-name="T9">Base Speed: </text:span><text:span text:style-name="T8">30 feet.</text:span></text:p>
      <text:p text:style-name="P1"><text:span text:style-name="T9">Natural Armor Bonus: </text:span><text:span text:style-name="T8">Ogres have thick hides and gain a +5 natural armor bonus to Defense.</text:span></text:p>
      <text:p text:style-name="P1"><text:span text:style-name="T9">Attack Bonus: </text:span><text:span text:style-name="T8">Ogres gain a +3 species bonus on attack rolls.</text:span></text:p>
      <text:p text:style-name="P1"><text:span text:style-name="T9">Fighting Space: </text:span><text:span text:style-name="T8">As Large creatures, ogres occupy a 10-foot-by-10-foot fighting space.</text:span></text:p>
      <text:p text:style-name="P1"><text:span text:style-name="T9">Reach: </text:span><text:span text:style-name="T8">As Large creatures, ogres have a 10-foot reach.</text:span></text:p>
      <text:p text:style-name="P1"><text:span text:style-name="T9">Low-Light Vision: </text:span><text:span text:style-name="T8">Ogres can see twice as far as a human in starlight, moonlight, torchlight, and similar conditions of poor illumination. They retain the ability to distinguish color and detail under these conditions</text:span></text:p>
      <text:p text:style-name="P1"><text:span text:style-name="T9">Allegiance: </text:span><text:span text:style-name="T8">Ogres must begin play with an allegiance to chaos, evil, or both.</text:span></text:p>
      <text:p text:style-name="P1"><text:span text:style-name="T9">Bonus Feat: </text:span><text:span text:style-name="T8">Ogres gain either Archaic Weapons Proficiency or Simple Weapons Proficiency as a bonus feat.</text:span></text:p>
      <text:p text:style-name="P1"><text:span text:style-name="T9">Free Language Skills: </text:span><text:span text:style-name="T8">Speak Giant (or local language).</text:span></text:p>
      <text:p text:style-name="P1"><text:span text:style-name="T9">Other Languages: </text:span><text:span text:style-name="T8">Common, Gnoll, Goblin, Orc, Undertongue.</text:span></text:p>
      <text:p text:style-name="P1"><text:span text:style-name="T9">Level Adjustment: </text:span><text:span text:style-name="T8">+3.</text:span></text:p>
      <text:p text:style-name="P7"/>
      <text:h text:style-name="P23" text:outline-level="6"><text:span text:style-name="T15">TIEFLING</text:span></text:h>
      <text:p text:style-name="P1"><text:span text:style-name="T9">Size: </text:span><text:span text:style-name="T8">Medium. Tieflings have no special bonuses or penalties due to their size.</text:span></text:p>
      <text:p text:style-name="P1"><text:span text:style-name="T9">Ability Modifiers: </text:span><text:span text:style-name="T8">+2 Dexterity, +2 Intelligence, –2 Charisma. </text:span></text:p>
      <text:p text:style-name="P1"><text:span text:style-name="T9">Base Speed: </text:span><text:span text:style-name="T8">30 feet.</text:span></text:p>
      <text:p text:style-name="P1"><text:span text:style-name="T9">Outsider Traits: </text:span><text:span text:style-name="T8">As outsiders, tieflings can’t be raised from the dead.</text:span></text:p>
      <text:p text:style-name="P1"><text:span text:style-name="T9">Darkvision: </text:span><text:span text:style-name="T8">Tieflings can see in the dark up to 60 feet. Darkvision is black and white only, but it is otherwise like normal sight, and tieflings can function with no light at all.</text:span></text:p>
      <text:p text:style-name="P1"><text:soft-page-break/><text:span text:style-name="T9">Energy Resistance</text:span><text:span text:style-name="T8">: Tieflings have cold, electricity, and fire resistance 5.</text:span></text:p>
      <text:p text:style-name="P1"><text:span text:style-name="T9">Spell-Like Abilities</text:span><text:span text:style-name="T8">: A tiefling can use the </text:span><text:span text:style-name="T10">darkness </text:span><text:span text:style-name="T8">spell once per day, as cast by an Acolyte of the tiefling’s character level.</text:span></text:p>
      <text:p text:style-name="P1"><text:span text:style-name="T9">Allegiance: </text:span><text:span text:style-name="T8">Tieflings must begin play with an allegiance to evil.</text:span></text:p>
      <text:p text:style-name="P1"><text:span text:style-name="T9">Skill Bonuses: </text:span><text:span text:style-name="T8">Tieflings gain a +2 species bonus on Bluff and Hide checks.</text:span></text:p>
      <text:p text:style-name="P1"><text:span text:style-name="T9">Bonus Feat: </text:span><text:span text:style-name="T8">Tieflings receive either Archaic Weapons Proficiency or Simple Weapons Proficiency as a bonus feat.</text:span></text:p>
      <text:p text:style-name="P1"><text:span text:style-name="T9">Free Language Skills: </text:span><text:span text:style-name="T8">Read/Write Abyssal or Infernal, Read/Write Language (any one), Speak Abyssal or Infernal, Speak Language (any one).</text:span></text:p>
      <text:p text:style-name="P1"><text:span text:style-name="T9">Other Languages: </text:span><text:span text:style-name="T8">Any Shadow or Earth-based languages.</text:span></text:p>
      <text:p text:style-name="P1"><text:span text:style-name="T9">Level Adjustment: </text:span><text:span text:style-name="T8">+1.</text:span></text:p>
      <text:p text:style-name="P4"/>
      <text:p text:style-name="P1"><text:span text:style-name="T12">LANGUAGES OF SHADOW</text:span></text:p>
      <text:p text:style-name="P1"><text:span text:style-name="T8">Creatures who reach our modern world through Shadow gain an innate knowledge of English, Spanish, Russian, or whatever the predominant language happens to be in the area in which they arrive. To them, the language resembles Common, a language that was used in trade or other negotiations between different species in the world of their birth. Whether this is mere coincidence or part of some great design remains a mystery.</text:span></text:p>
      <text:p text:style-name="P1"><text:span text:style-name="T8">“Languages of Shadow” are languages brought to our world by creatures of Shadow. Like Earth languages, these languages can be grouped together in families. Languages that belong to a single family share the same root alphabet. However, knowing one language in a family doesn’t enable characters with the Smart hero’s linguist talent to automatically speak, write, and understand the other languages in that family.</text:span></text:p>
      <text:p text:style-name="P1"><text:span text:style-name="T8">Natives of our world—human and Shadowkind alike—can learn new Shadow languages only after they are exposed to them; they can’t master them spontaneously. To learn Draconic, for example, a character must spend time with creatures that speak Draconic or find someone with access to the written language (Draconic “books on tape” or ancient texts written using the Draconic alphabet, for example). Certain Shadowkind know languages commonly spoken among members of their species, and all characters may study and learn new Shadow languages, investing in the appropriate Read/Write Language and Speak Language skills as they advance in level.</text:span></text:p>
      <text:p text:style-name="P1"><text:span text:style-name="T8">Table: Shadow Languages by Family lists various languages of Shadow and their root alphabets. Shadow language families include the following:</text:span></text:p>
      <text:p text:style-name="P1"><text:span text:style-name="T9">Celestial: </text:span><text:span text:style-name="T8">Elegant in its simplicity and purity, celestial writing tends to be direct in its language. Spoken, it has a gentle, flowing tone.</text:span></text:p>
      <text:p text:style-name="P1"><text:span text:style-name="T9">Draconic: </text:span><text:span text:style-name="T8">A florid, powerful alphabet, Draconic is often used for magical messages and inscriptions. It is said to descend from the dragons themselves and is often referred to as the Original Language and the Words of Power.</text:span></text:p>
      <text:p text:style-name="P1"><text:span text:style-name="T9">Dwarven: </text:span><text:span text:style-name="T8">Using an alphabet similar to the Norse runes, the dwarven alphabet was made to be carved in stone, and its letters look as if they were chiseled in place. Languages in this family are generally rough and heavily accented.</text:span></text:p>
      <text:p text:style-name="P1"><text:span text:style-name="T9">Elven: </text:span><text:span text:style-name="T8">The elven alphabet is a thin, flowing freehand script with letters overlapping and curling in on themselves, suitable for inscription on metal, ivory, or very hard woods. It is used by elves (including drow) and has a melodic tone when spoken.</text:span></text:p>
      <text:p text:style-name="P1"><text:span text:style-name="T9">Fiendish: </text:span><text:span text:style-name="T8">The Fiendish alphabet is a jagged, powerful script. The two languages that form this group—Abyssal and Infernal—are dominated by harsh gutturals and accents. Favored by evil outsiders, its presence usually indicates something malefic.</text:span></text:p>
      <text:p text:style-name="P1"><text:span text:style-name="T9">Halfling: </text:span><text:span text:style-name="T8">The halfling alphabet makes heavy use of pictograms and lettering passingly similar in appearance to musical notes. The spoken language is a patois incorporating elements of Elven combined with distinctive halfling idioms.</text:span></text:p>
      <text:p text:style-name="P1"><text:span text:style-name="T9">Undertongue: </text:span><text:span text:style-name="T8">Represented by harsh lines and stark hieroglyphs, this debased version of Elven is spoken by countless subterranean species, usually for the purpose of doing business with one another.</text:span></text:p>
      <text:p text:style-name="P10"><text:soft-page-break/></text:p>
      <text:p text:style-name="P1"><text:span text:style-name="T9">TABLE: LANGUAGES OF SHADOW BY FAMILY</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h text:style-name="P18" text:outline-level="4"><text:span text:style-name="T1">Language</text:span></text:h>
          </table:table-cell>
          <table:table-cell table:style-name="Table3.A1" office:value-type="string">
            <text:h text:style-name="P18" text:outline-level="4"><text:span text:style-name="T1">Typical Speakers</text:span></text:h>
          </table:table-cell>
          <table:table-cell table:style-name="Table3.A1" office:value-type="string">
            <text:h text:style-name="P18" text:outline-level="4"><text:span text:style-name="T1">Alphabet/Family</text:span></text:h>
          </table:table-cell>
        </table:table-row>
        <table:table-row table:style-name="Table3.1">
          <table:table-cell table:style-name="Table3.A2" office:value-type="string">
            <text:p text:style-name="P2"><text:span text:style-name="T4">Abyssal </text:span></text:p>
          </table:table-cell>
          <table:table-cell table:style-name="Table3.A2" office:value-type="string">
            <text:p text:style-name="P2"><text:span text:style-name="T4">Outsiders with allegiances to chaos, evil</text:span></text:p>
          </table:table-cell>
          <table:table-cell table:style-name="Table3.A2" office:value-type="string">
            <text:p text:style-name="P2"><text:span text:style-name="T4">Fiendish</text:span></text:p>
          </table:table-cell>
        </table:table-row>
        <table:table-row table:style-name="Table3.1">
          <table:table-cell table:style-name="Table3.A2" office:value-type="string">
            <text:p text:style-name="P1"><text:span text:style-name="T4">Aquan </text:span></text:p>
          </table:table-cell>
          <table:table-cell table:style-name="Table3.A2" office:value-type="string">
            <text:p text:style-name="P1"><text:span text:style-name="T4">Water-based creatures </text:span></text:p>
          </table:table-cell>
          <table:table-cell table:style-name="Table3.A2" office:value-type="string">
            <text:p text:style-name="P1"><text:span text:style-name="T4">Elven</text:span></text:p>
          </table:table-cell>
        </table:table-row>
        <table:table-row table:style-name="Table3.1">
          <table:table-cell table:style-name="Table3.A2" office:value-type="string">
            <text:p text:style-name="P1"><text:span text:style-name="T4">Auran </text:span></text:p>
          </table:table-cell>
          <table:table-cell table:style-name="Table3.A2" office:value-type="string">
            <text:p text:style-name="P1"><text:span text:style-name="T4">Air-based creatures </text:span></text:p>
          </table:table-cell>
          <table:table-cell table:style-name="Table3.A2" office:value-type="string">
            <text:p text:style-name="P1"><text:span text:style-name="T4">Draconic</text:span></text:p>
          </table:table-cell>
        </table:table-row>
        <table:table-row table:style-name="Table3.1">
          <table:table-cell table:style-name="Table3.A2" office:value-type="string">
            <text:p text:style-name="P1"><text:span text:style-name="T4">Celestial </text:span></text:p>
          </table:table-cell>
          <table:table-cell table:style-name="Table3.A2" office:value-type="string">
            <text:p text:style-name="P1"><text:span text:style-name="T4">Creatures with good allegiance</text:span></text:p>
          </table:table-cell>
          <table:table-cell table:style-name="Table3.A2" office:value-type="string">
            <text:p text:style-name="P1"><text:span text:style-name="T4">Celestial</text:span></text:p>
          </table:table-cell>
        </table:table-row>
        <table:table-row table:style-name="Table3.1">
          <table:table-cell table:style-name="Table3.A2" office:value-type="string">
            <text:p text:style-name="P1"><text:span text:style-name="T4">Common </text:span></text:p>
          </table:table-cell>
          <table:table-cell table:style-name="Table3.A2" office:value-type="string">
            <text:p text:style-name="P1"><text:span text:style-name="T4">Various Shadowkind species</text:span></text:p>
          </table:table-cell>
          <table:table-cell table:style-name="Table3.A2" office:value-type="string">
            <text:p text:style-name="P1"><text:span text:style-name="T4">Common</text:span></text:p>
          </table:table-cell>
        </table:table-row>
        <table:table-row table:style-name="Table3.1">
          <table:table-cell table:style-name="Table3.A2" office:value-type="string">
            <text:p text:style-name="P1"><text:span text:style-name="T4">Draconic </text:span></text:p>
          </table:table-cell>
          <table:table-cell table:style-name="Table3.A2" office:value-type="string">
            <text:p text:style-name="P1"><text:span text:style-name="T4">Dragons and other reptilian creatures</text:span></text:p>
          </table:table-cell>
          <table:table-cell table:style-name="Table3.A2" office:value-type="string">
            <text:p text:style-name="P1"><text:span text:style-name="T4">Draconic</text:span></text:p>
          </table:table-cell>
        </table:table-row>
        <table:table-row table:style-name="Table3.1">
          <table:table-cell table:style-name="Table3.A2" office:value-type="string">
            <text:p text:style-name="P2"><text:span text:style-name="T4">Drow Sign Language</text:span></text:p>
          </table:table-cell>
          <table:table-cell table:style-name="Table3.B8" office:value-type="string">
            <text:p text:style-name="P2"><text:span text:style-name="T4">Drow </text:span></text:p>
          </table:table-cell>
          <table:table-cell table:style-name="Table3.B8" office:value-type="string">
            <text:p text:style-name="P2"><text:span text:style-name="T4">None*</text:span></text:p>
          </table:table-cell>
        </table:table-row>
        <table:table-row table:style-name="Table3.1">
          <table:table-cell table:style-name="Table3.A2" office:value-type="string">
            <text:p text:style-name="P2"><text:span text:style-name="T4">Dwarven </text:span></text:p>
          </table:table-cell>
          <table:table-cell table:style-name="Table3.A2" office:value-type="string">
            <text:p text:style-name="P2"><text:span text:style-name="T4">Dwarves </text:span></text:p>
          </table:table-cell>
          <table:table-cell table:style-name="Table3.A2" office:value-type="string">
            <text:p text:style-name="P2"><text:span text:style-name="T4">Dwarven</text:span></text:p>
          </table:table-cell>
        </table:table-row>
        <table:table-row table:style-name="Table3.1">
          <table:table-cell table:style-name="Table3.A2" office:value-type="string">
            <text:p text:style-name="P1"><text:span text:style-name="T4">Elven </text:span></text:p>
          </table:table-cell>
          <table:table-cell table:style-name="Table3.A2" office:value-type="string">
            <text:p text:style-name="P1"><text:span text:style-name="T4">Elves, drow, and half-elves</text:span></text:p>
          </table:table-cell>
          <table:table-cell table:style-name="Table3.A2" office:value-type="string">
            <text:p text:style-name="P1"><text:span text:style-name="T4">Elven</text:span></text:p>
          </table:table-cell>
        </table:table-row>
        <table:table-row table:style-name="Table3.1">
          <table:table-cell table:style-name="Table3.A2" office:value-type="string">
            <text:p text:style-name="P1"><text:span text:style-name="T4">Giant </text:span></text:p>
          </table:table-cell>
          <table:table-cell table:style-name="Table3.A2" office:value-type="string">
            <text:p text:style-name="P1"><text:span text:style-name="T4">Giants, trolls, ogres </text:span></text:p>
          </table:table-cell>
          <table:table-cell table:style-name="Table3.A2" office:value-type="string">
            <text:p text:style-name="P1"><text:span text:style-name="T4">Dwarven</text:span></text:p>
          </table:table-cell>
        </table:table-row>
        <table:table-row table:style-name="Table3.1">
          <table:table-cell table:style-name="Table3.A2" office:value-type="string">
            <text:p text:style-name="P1"><text:span text:style-name="T4">Gnoll </text:span></text:p>
          </table:table-cell>
          <table:table-cell table:style-name="Table3.A2" office:value-type="string">
            <text:p text:style-name="P1"><text:span text:style-name="T4">Gnolls </text:span></text:p>
          </table:table-cell>
          <table:table-cell table:style-name="Table3.A2" office:value-type="string">
            <text:p text:style-name="P1"><text:span text:style-name="T4">Dwarven</text:span></text:p>
          </table:table-cell>
        </table:table-row>
        <table:table-row table:style-name="Table3.1">
          <table:table-cell table:style-name="Table3.A2" office:value-type="string">
            <text:p text:style-name="P1"><text:span text:style-name="T4">Gnome </text:span></text:p>
          </table:table-cell>
          <table:table-cell table:style-name="Table3.A2" office:value-type="string">
            <text:p text:style-name="P1"><text:span text:style-name="T4">Gnomes </text:span></text:p>
          </table:table-cell>
          <table:table-cell table:style-name="Table3.A2" office:value-type="string">
            <text:p text:style-name="P1"><text:span text:style-name="T4">Dwarven</text:span></text:p>
          </table:table-cell>
        </table:table-row>
        <table:table-row table:style-name="Table3.1">
          <table:table-cell table:style-name="Table3.A2" office:value-type="string">
            <text:p text:style-name="P1"><text:span text:style-name="T4">Goblin </text:span></text:p>
          </table:table-cell>
          <table:table-cell table:style-name="Table3.A2" office:value-type="string">
            <text:p text:style-name="P1"><text:span text:style-name="T4">Goblins, bugbears, and other goblinoids</text:span></text:p>
          </table:table-cell>
          <table:table-cell table:style-name="Table3.A2" office:value-type="string">
            <text:p text:style-name="P1"><text:span text:style-name="T4">Dwarven</text:span></text:p>
          </table:table-cell>
        </table:table-row>
        <table:table-row table:style-name="Table3.1">
          <table:table-cell table:style-name="Table3.A2" office:value-type="string">
            <text:p text:style-name="P1"><text:span text:style-name="T4">Halfling </text:span></text:p>
          </table:table-cell>
          <table:table-cell table:style-name="Table3.A2" office:value-type="string">
            <text:p text:style-name="P1"><text:span text:style-name="T4">Halflings </text:span></text:p>
          </table:table-cell>
          <table:table-cell table:style-name="Table3.A2" office:value-type="string">
            <text:p text:style-name="P1"><text:span text:style-name="T4">Elven</text:span></text:p>
          </table:table-cell>
        </table:table-row>
        <table:table-row table:style-name="Table3.1">
          <table:table-cell table:style-name="Table3.A2" office:value-type="string">
            <text:p text:style-name="P1"><text:span text:style-name="T4">Ignan </text:span></text:p>
          </table:table-cell>
          <table:table-cell table:style-name="Table3.A2" office:value-type="string">
            <text:p text:style-name="P1"><text:span text:style-name="T4">Fire-based or fire-worshiping creatures</text:span></text:p>
          </table:table-cell>
          <table:table-cell table:style-name="Table3.A2" office:value-type="string">
            <text:p text:style-name="P1"><text:span text:style-name="T4">Draconic</text:span></text:p>
          </table:table-cell>
        </table:table-row>
        <table:table-row table:style-name="Table3.1">
          <table:table-cell table:style-name="Table3.A2" office:value-type="string">
            <text:p text:style-name="P1"><text:span text:style-name="T4">Infernal </text:span></text:p>
          </table:table-cell>
          <table:table-cell table:style-name="Table3.A2" office:value-type="string">
            <text:p text:style-name="P1"><text:span text:style-name="T4">Outsiders with evil, law allegiances</text:span></text:p>
          </table:table-cell>
          <table:table-cell table:style-name="Table3.A2" office:value-type="string">
            <text:p text:style-name="P1"><text:span text:style-name="T4">Fiendish</text:span></text:p>
          </table:table-cell>
        </table:table-row>
        <table:table-row table:style-name="Table3.1">
          <table:table-cell table:style-name="Table3.A2" office:value-type="string">
            <text:p text:style-name="P1"><text:span text:style-name="T4">Orc </text:span></text:p>
          </table:table-cell>
          <table:table-cell table:style-name="Table3.A2" office:value-type="string">
            <text:p text:style-name="P1"><text:span text:style-name="T4">Orcs and half-orcs </text:span></text:p>
          </table:table-cell>
          <table:table-cell table:style-name="Table3.A2" office:value-type="string">
            <text:p text:style-name="P1"><text:span text:style-name="T4">Dwarven</text:span></text:p>
          </table:table-cell>
        </table:table-row>
        <table:table-row table:style-name="Table3.1">
          <table:table-cell table:style-name="Table3.A2" office:value-type="string">
            <text:p text:style-name="P1"><text:span text:style-name="T4">Sylvan </text:span></text:p>
          </table:table-cell>
          <table:table-cell table:style-name="Table3.A2" office:value-type="string">
            <text:p text:style-name="P1"><text:span text:style-name="T4">Forest-dwelling creatures and fey</text:span></text:p>
          </table:table-cell>
          <table:table-cell table:style-name="Table3.A2" office:value-type="string">
            <text:p text:style-name="P1"><text:span text:style-name="T4">Elven</text:span></text:p>
          </table:table-cell>
        </table:table-row>
        <table:table-row table:style-name="Table3.1">
          <table:table-cell table:style-name="Table3.A2" office:value-type="string">
            <text:p text:style-name="P1"><text:span text:style-name="T4">Terran </text:span></text:p>
          </table:table-cell>
          <table:table-cell table:style-name="Table3.A2" office:value-type="string">
            <text:p text:style-name="P1"><text:span text:style-name="T4">Earth-based creatures </text:span></text:p>
          </table:table-cell>
          <table:table-cell table:style-name="Table3.A2" office:value-type="string">
            <text:p text:style-name="P1"><text:span text:style-name="T4">Dwarven</text:span></text:p>
          </table:table-cell>
        </table:table-row>
        <table:table-row table:style-name="Table3.1">
          <table:table-cell table:style-name="Table3.A2" office:value-type="string">
            <text:p text:style-name="P1"><text:span text:style-name="T4">Undertongue </text:span></text:p>
          </table:table-cell>
          <table:table-cell table:style-name="Table3.A2" office:value-type="string">
            <text:p text:style-name="P1"><text:span text:style-name="T4">Subterranean creatures </text:span></text:p>
          </table:table-cell>
          <table:table-cell table:style-name="Table3.A2" office:value-type="string">
            <text:p text:style-name="P1"><text:span text:style-name="T4">Elven</text:span></text:p>
          </table:table-cell>
        </table:table-row>
        <table:table-row table:style-name="Table3.22">
          <table:table-cell table:style-name="Table3.A22" table:number-columns-spanned="3" office:value-type="string">
            <text:p text:style-name="P2"><text:span text:style-name="T4">*</text:span><text:span text:style-name="T6">See the Footnote on Sign Languages.</text:span></text:p>
          </table:table-cell>
          <table:covered-table-cell/>
          <table:covered-table-cell/>
        </table:table-row>
      </table:table>
      <text:h text:style-name="P22" text:outline-level="8"/>
      <text:h text:style-name="P21" text:outline-level="8"><text:span text:style-name="T9">Footnote on Sign Languages</text:span></text:h>
      <text:p text:style-name="P1"><text:span text:style-name="T8">Knowing one type of sign language does not grant knowledge of other sign languages. In the mundane world, ASL (American Sign Language) is a dominant form of nonverbal communication in the United States and may be used and understood by any character who takes the Speak American Sign Language skill. However, the communication is in the native language of the speaker. Two characters using ASL to communicate with each other must share another common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ExtraBlack" svg:font-family="Univers-ExtraBlack"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Univers-ExtraBlack1" svg:font-family="Univers-Extra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Univers-ExtraBlack1" style:font-family-asian="Univers-ExtraBlack"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color="#000000" style:font-name="Univers-ExtraBlack" fo:font-family="Univers-ExtraBlack" style:font-family-generic="roman" style:font-pitch="variable" fo:font-size="14pt" fo:language="en" fo:country="US" fo:font-weight="bold" style:font-size-asian="14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color="#000000" style:font-name="Univers-ExtraBlack" fo:font-family="Univers-ExtraBlack" style:font-family-generic="roman" style:font-pitch="variable" fo:font-size="11pt" fo:language="en" fo:country="US" fo:font-weight="bold" style:font-size-asian="11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ab-stops>
          <style:tab-stop style:position="1.8811in"/>
          <style:tab-stop style:position="3.1807in"/>
        </style:tab-stops>
      </style:paragraph-properties>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8pt" fo:language="en" fo:country="US" fo:font-weight="bold" style:font-size-asian="18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8pt" fo:language="en" fo:country="US" style:font-size-asian="18pt" style:language-asian="en" style:country-asian="US"/>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8pt" fo:language="en" fo:country="US" style:font-size-asian="18pt" style:language-asian="en" style:country-asian="US"/>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dowkind</dc:title>
    <meta:initial-creator>AKSmith</meta:initial-creator>
    <meta:creation-date>2003-10-02T11:12:00</meta:creation-date>
    <dc:date>2003-10-30T15:05:00</dc:date>
    <meta:editing-cycles>25</meta:editing-cycles>
    <meta:editing-duration>PT2M19S</meta:editing-duration>
    <meta:document-statistic meta:table-count="3" meta:image-count="0" meta:object-count="0" meta:page-count="21" meta:paragraph-count="475" meta:word-count="6076" meta:character-count="37676" meta:non-whitespace-character-count="32034"/>
    <meta:generator>LibreOffice/5.4.6.2$Linux_X86_64 LibreOffice_project/40m0$Build-2</meta:generator>
    <meta:user-defined meta:name="Company">Wizards of the Coast</meta:user-defined>
    <meta:user-defined meta:name="Operator">asmith</meta:user-defined>
  </office:meta>
</office:document-meta>
</file>